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47000000FE000000A3A74FE1EAF6E7C435.svg" manifest:media-type="image/svg+xml"/>
  <manifest:file-entry manifest:full-path="Pictures/100002010000000A000000067200FA3194CC19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Mono CJK JP3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CJK JP Regular2" svg:font-family="'Noto Sans CJK JP Regular'" style:font-adornments="Regular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2cm" fo:min-width="19.65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0.179cm" fo:min-width="36.599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9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7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1.5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8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24cm" fo:min-width="1.3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2.8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9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615cm" fo:min-width="9.35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8" style:family="graphic" style:parent-style-name="objectwithoutfill">
      <style:graphic-properties draw:marker-end="Arrowheads_20_1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4cm"/>
      <style:paragraph-properties style:writing-mode="lr-tb"/>
    </style:style>
    <style:style style:name="gr32" style:family="graphic" style:parent-style-name="objectwithoutfill">
      <style:graphic-properties draw:marker-end="Arrowheads_20_12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cm"/>
      <style:paragraph-properties style:writing-mode="lr-tb"/>
    </style:style>
    <style:style style:name="gr35" style:family="graphic" style:parent-style-name="objectwithoutfill">
      <style:graphic-properties svg:stroke-width="0.106cm" svg:stroke-color="#0063cb" draw:marker-start-width="0.422cm" draw:marker-end="Arrowheads_20_18" draw:marker-end-width="0.422cm" draw:fill="none" draw:textarea-vertical-align="middle" fo:padding-top="0.166cm" fo:padding-bottom="0.166cm" fo:padding-left="0.291cm" fo:padding-right="0.2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7.458cm"/>
      <style:paragraph-properties style:writing-mode="lr-tb"/>
    </style:style>
    <style:style style:name="gr43" style:family="graphic" style:parent-style-name="objectwithoutfill">
      <style:graphic-properties draw:marker-end="Arrowheads_20_19" draw:marker-end-width="0.3cm" draw:fill="none" draw:textarea-vertical-align="middle"/>
    </style:style>
    <style:style style:name="gr44" style:family="graphic" style:parent-style-name="objectwithoutfill">
      <style:graphic-properties svg:stroke-width="0.035cm" svg:stroke-color="#ff0000" draw:marker-start-width="0.315cm" draw:marker-end-width="0.315cm" draw:fill="none" draw:textarea-vertical-align="middle" fo:padding-top="0.13cm" fo:padding-bottom="0.13cm" fo:padding-left="0.255cm" fo:padding-right="0.255cm"/>
    </style:style>
    <style:style style:name="gr45" style:family="graphic" style:parent-style-name="objectwithoutfill">
      <style:graphic-properties draw:stroke="dash" draw:stroke-dash="Dash" svg:stroke-color="#ff000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48" style:family="graphic" style:parent-style-name="objectwithoutfill">
      <style:graphic-properties svg:stroke-color="#ff0000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8cm"/>
      <style:paragraph-properties style:writing-mode="lr-tb"/>
    </style:style>
    <style:style style:name="gr50" style:family="graphic" style:parent-style-name="objectwithoutfill">
      <style:graphic-properties draw:stroke="solid" draw:stroke-dash="Dash" svg:stroke-color="#ff0000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52" style:family="graphic" style:parent-style-name="objectwithoutfill">
      <style:graphic-properties draw:stroke="dash" draw:stroke-dash="Long_20_Dash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0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gr58" style:family="graphic" style:parent-style-name="objectwithoutfill">
      <style:graphic-properties svg:stroke-width="0.106cm" svg:stroke-color="#81d41a" draw:marker-start-width="0.421cm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02cm" fo:min-width="3.818cm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3" style:family="graphic" style:parent-style-name="objectwithoutfill">
      <style:graphic-properties draw:marker-end="Arrowheads_20_20" draw:marker-end-width="0.3cm" draw:fill="none" draw:textarea-vertical-align="middle"/>
    </style:style>
    <style:style style:name="gr64" style:family="graphic" style:parent-style-name="standard">
      <style:graphic-properties draw:stroke="none" svg:stroke-width="0.035cm" svg:stroke-color="#000000" draw:marker-start-width="0.315cm" draw:marker-end-width="0.315cm" draw:fill="none" draw:fill-color="#ffffff" draw:textarea-horizontal-align="left" draw:auto-grow-height="true" draw:auto-grow-width="true" fo:min-height="0.475cm" fo:min-width="1.138cm" fo:padding-top="0.13cm" fo:padding-bottom="0.13cm" fo:padding-left="0.255cm" fo:padding-right="0.255cm"/>
      <style:paragraph-properties style:writing-mode="lr-tb"/>
    </style:style>
    <style:style style:name="gr65" style:family="graphic" style:parent-style-name="objectwithoutfill">
      <style:graphic-properties draw:stroke="dash" draw:stroke-dash="Dash" svg:stroke-color="#ff0000" draw:fill="solid" draw:fill-color="#ffd7d7" draw:opacity="100%" draw:textarea-horizontal-align="center"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" fo:font-size="18pt" style:font-size-asian="18pt" style:font-size-complex="18pt"/>
    </style:style>
    <style:style style:name="P3" style:family="paragraph">
      <style:paragraph-properties fo:text-align="center" style:writing-mode="lr-tb"/>
      <style:text-properties style:font-name="DejaVu Sans" fo:font-size="18pt" style:font-name-asian="DejaVu Sans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DejaVu Sans"/>
    </style:style>
    <style:style style:name="P6" style:family="paragraph">
      <style:paragraph-properties fo:text-align="center" style:writing-mode="lr-tb"/>
      <style:text-properties style:font-name="DejaVu Sans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8" style:family="paragraph">
      <style:paragraph-properties fo:text-align="center"/>
      <style:text-properties style:font-name="Arial"/>
    </style:style>
    <style:style style:name="P9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Arial"/>
    </style:style>
    <style:style style:name="P11" style:family="paragraph">
      <loext:graphic-properties draw:fill-color="#000000"/>
      <style:paragraph-properties fo:text-align="center"/>
      <style:text-properties style:font-name="Arial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18pt" style:font-name-asian="Arial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Arial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12pt" style:font-size-asian="14pt" style:font-size-complex="14pt"/>
    </style:style>
    <style:style style:name="P16" style:family="paragraph">
      <style:paragraph-properties fo:text-align="center" style:writing-mode="lr-tb"/>
      <style:text-properties style:font-name="Arial" fo:font-size="18pt" style:font-name-asian="DejaVu Sans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style:font-name="Arial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Arial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Arial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ffd7d7" draw:opacity="100%"/>
      <style:paragraph-properties fo:text-align="center"/>
      <style:text-properties style:font-name="Arial"/>
    </style:style>
    <style:style style:name="T1" style:family="text">
      <style:text-properties style:font-name="DejaVu Sans" fo:font-size="18pt" style:font-size-asian="18pt" style:font-size-complex="18pt"/>
    </style:style>
    <style:style style:name="T2" style:family="text">
      <style:text-properties style:font-name="DejaVu Sans" fo:font-size="18pt" style:font-name-asian="DejaVu Sans" style:font-size-asian="18pt" style:font-size-complex="18pt"/>
    </style:style>
    <style:style style:name="T3" style:family="text">
      <style:text-properties style:text-position="33% 58%" style:font-name="DejaVu Sans" fo:font-size="18pt" style:font-name-asian="DejaVu Sans" style:font-size-asian="18pt" style:font-size-complex="18pt"/>
    </style:style>
    <style:style style:name="T4" style:family="text">
      <style:text-properties style:text-position="33% 58%" style:font-name="DejaVu Sans" fo:font-size="18pt" style:font-size-asian="18pt" style:font-size-complex="18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8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style:font-name="Arial" fo:font-size="18pt" style:font-name-asian="Arial" style:font-size-asian="18pt" style:font-size-complex="18pt"/>
    </style:style>
    <style:style style:name="T9" style:family="text">
      <style:text-properties style:font-name="Arial" fo:font-size="12pt"/>
    </style:style>
    <style:style style:name="T10" style:family="text">
      <style:text-properties style:font-name="Arial" fo:font-size="18pt" style:font-name-asian="DejaVu Sans" style:font-size-asian="18pt" style:font-size-complex="18pt"/>
    </style:style>
    <style:style style:name="T11" style:family="text"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/>
    </style:style>
    <style:style style:name="T14" style:family="text">
      <style:text-properties style:text-position="-8% 58%" style:font-name="Arial"/>
    </style:style>
    <style:style style:name="T15" style:family="text">
      <style:text-properties style:text-position="0% 100%" style:font-name="Ari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8% 58%"/>
    </style:style>
    <style:style style:name="T1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3.048cm" svg:x="3.5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0.447cm" svg:height="3.048cm" svg:x="3.5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8.62cm" svg:y="3.54cm">
          <text:p text:style-name="P2"><text:span text:style-name="T1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5.445cm" svg:y="3.54cm">
          <text:p text:style-name="P2"><text:span text:style-name="T1">↓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16.24cm" svg:y="3.54cm">
          <text:p text:style-name="P3"><text:span text:style-name="T2">H(z</text:span><text:span text:style-name="T3">M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175cm" svg:y1="4.175cm" svg:x2="5.445cm" svg:y2="4.175cm">
          <text:p/>
        </draw:line>
        <draw:line draw:style-name="gr4" draw:text-style-name="P4" draw:layer="layout" svg:x1="11.16cm" svg:y1="4.175cm" svg:x2="12.43cm" svg:y2="4.175cm">
          <text:p/>
        </draw:line>
        <draw:custom-shape draw:style-name="gr3" draw:text-style-name="P6" draw:layer="layout" svg:width="1.905cm" svg:height="1.27cm" svg:x="20.05cm" svg:y="3.54cm">
          <text:p text:style-name="P5"><text:span text:style-name="T1">↓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7cm" svg:y1="4.175cm" svg:x2="16.24cm" svg:y2="4.175cm">
          <text:p/>
        </draw:line>
        <draw:line draw:style-name="gr4" draw:text-style-name="P4" draw:layer="layout" svg:x1="21.955cm" svg:y1="4.175cm" svg:x2="23.225cm" svg:y2="4.175cm">
          <text:p/>
        </draw:line>
        <draw:custom-shape draw:style-name="gr2" draw:text-style-name="P2" draw:layer="layout" svg:width="2.54cm" svg:height="1.27cm" svg:x="5.445cm" svg:y="7.35cm">
          <text:p text:style-name="P2"><text:span text:style-name="T1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905cm" svg:height="1.27cm" svg:x="16.24cm" svg:y="7.35cm">
          <text:p text:style-name="P5"><text:span text:style-name="T1">↑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7cm" svg:y1="7.985cm" svg:x2="16.24cm" svg:y2="7.985cm">
          <text:p/>
        </draw:line>
        <draw:line draw:style-name="gr4" draw:text-style-name="P4" draw:layer="layout" svg:x1="21.955cm" svg:y1="7.985cm" svg:x2="23.225cm" svg:y2="7.985cm">
          <text:p/>
        </draw:line>
        <draw:custom-shape draw:style-name="gr2" draw:text-style-name="P2" draw:layer="layout" svg:width="2.54cm" svg:height="1.27cm" svg:x="19.415cm" svg:y="7.35cm">
          <text:p text:style-name="P2"><text:span text:style-name="T1">H(z</text:span><text:span text:style-name="T4">L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9.255cm" svg:y="7.35cm">
          <text:p text:style-name="P2"><text:span text:style-name="T1">↑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175cm" svg:y1="7.985cm" svg:x2="5.445cm" svg:y2="7.985cm">
          <text:p/>
        </draw:line>
        <draw:line draw:style-name="gr4" draw:text-style-name="P4" draw:layer="layout" svg:x1="11.16cm" svg:y1="7.985cm" svg:x2="12.43cm" svg:y2="7.985cm">
          <text:p/>
        </draw:line>
        <draw:line draw:style-name="gr4" draw:text-style-name="P4" draw:layer="layout" svg:x1="7.985cm" svg:y1="7.985cm" svg:x2="9.255cm" svg:y2="7.985cm">
          <text:p/>
        </draw:line>
        <draw:line draw:style-name="gr4" draw:text-style-name="P4" draw:layer="layout" svg:x1="18.145cm" svg:y1="7.985cm" svg:x2="19.415cm" svg:y2="7.985cm">
          <text:p/>
        </draw:line>
        <draw:line draw:style-name="gr4" draw:text-style-name="P4" draw:layer="layout" svg:x1="18.78cm" svg:y1="4.175cm" svg:x2="20.05cm" svg:y2="4.175cm">
          <text:p/>
        </draw:line>
        <draw:line draw:style-name="gr4" draw:text-style-name="P4" draw:layer="layout" svg:x1="7.35cm" svg:y1="4.175cm" svg:x2="8.62cm" svg:y2="4.175cm">
          <text:p/>
        </draw:line>
        <draw:g>
          <svg:title>TexMaths</svg:title>
          <svg:desc>20§display§\equiv§svg§600§FALSE§</svg:desc>
          <draw:frame draw:style-name="gr5" draw:text-style-name="P4" draw:layer="layout" svg:width="0.506cm" svg:height="0.324cm" svg:x="13.448cm" svg:y="4.04cm">
            <draw:image xlink:href="Pictures/10000447000000FE000000A3A74FE1EAF6E7C435.svg" xlink:type="simple" xlink:show="embed" xlink:actuate="onLoad" draw:mime-type="image/svg+xml">
              <text:p/>
            </draw:image>
            <draw:image xlink:href="Pictures/100002010000000A000000067200FA3194CC196B.png" xlink:type="simple" xlink:show="embed" xlink:actuate="onLoad" draw:mime-type="image/png"/>
          </draw:frame>
        </draw:g>
        <draw:g>
          <svg:title>TexMaths</svg:title>
          <svg:desc>20§display§\equiv§svg§600§FALSE§</svg:desc>
          <draw:frame draw:style-name="gr5" draw:text-style-name="P4" draw:layer="layout" svg:width="0.506cm" svg:height="0.324cm" svg:x="13.448cm" svg:y="7.858cm">
            <draw:image xlink:href="Pictures/10000447000000FE000000A3A74FE1EAF6E7C435.svg" xlink:type="simple" xlink:show="embed" xlink:actuate="onLoad" draw:mime-type="image/svg+xml">
              <text:p/>
            </draw:image>
            <draw:image xlink:href="Pictures/100002010000000A000000067200FA3194CC196B.png" xlink:type="simple" xlink:show="embed" xlink:actuate="onLoad" draw:mime-type="image/png"/>
          </draw:frame>
        </draw:g>
        <draw:frame draw:style-name="gr6" draw:text-style-name="P7" draw:layer="layout" svg:width="3.542cm" svg:height="0.988cm" svg:x="3.667cm" svg:y="2.397cm">
          <draw:text-box>
            <text:p><text:span text:style-name="T1">Identity 1</text:span></text:p>
          </draw:text-box>
        </draw:frame>
        <draw:frame draw:style-name="gr6" draw:text-style-name="P7" draw:layer="layout" svg:width="3.542cm" svg:height="0.988cm" svg:x="3.667cm" svg:y="6.207cm">
          <draw:text-box>
            <text:p><text:span text:style-name="T1">Identity 2</text:span></text:p>
          </draw:text-box>
        </draw:frame>
      </draw:page>
      <draw:page draw:name="page2" draw:style-name="dp1" draw:master-page-name="Default">
        <draw:custom-shape draw:style-name="gr7" draw:text-style-name="P8" draw:layer="layout" svg:width="38.227cm" svg:height="11.557cm" svg:x="1.762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8.227cm" svg:height="11.557cm" svg:x="1.762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2.54cm" svg:height="1.27cm" svg:x="16.24cm" svg:y="2.275cm">
          <text:p text:style-name="P9"><text:span text:style-name="T5">E</text:span><text:span text:style-name="T6">0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3.7cm" svg:y1="2.91cm" svg:x2="16.24cm" svg:y2="2.91cm">
          <text:p/>
        </draw:line>
        <draw:custom-shape draw:style-name="gr8" draw:text-style-name="P11" draw:layer="layout" svg:width="0.254cm" svg:height="0.254cm" svg:x="14.843cm" svg:y="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16.24cm" svg:y="4.815cm">
          <text:p text:style-name="P9"><text:span text:style-name="T5">E</text:span><text:span text:style-name="T6">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16.24cm" svg:y="11.16cm">
          <text:p text:style-name="P9"><text:span text:style-name="T5">E</text:span><text:span text:style-name="T6">M-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17.09cm" svg:y="8.1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14.55cm" svg:y="8.12cm">
          <draw:text-box>
            <text:p><text:span text:style-name="T8">⋮</text:span></text:p>
          </draw:text-box>
        </draw:frame>
        <draw:line draw:style-name="gr10" draw:text-style-name="P10" draw:layer="layout" svg:x1="14.97cm" svg:y1="5.45cm" svg:x2="16.24cm" svg:y2="5.45cm">
          <text:p/>
        </draw:line>
        <draw:custom-shape draw:style-name="gr8" draw:text-style-name="P11" draw:layer="layout" svg:width="0.254cm" svg:height="0.254cm" svg:x="14.843cm" svg:y="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4.97cm" svg:y1="11.795cm" svg:x2="16.24cm" svg:y2="11.795cm">
          <text:p/>
        </draw:line>
        <draw:line draw:style-name="gr12" draw:text-style-name="P10" draw:layer="layout" svg:x1="14.97cm" svg:y1="10.906cm" svg:x2="14.97cm" svg:y2="11.795cm">
          <text:p/>
        </draw:line>
        <draw:custom-shape draw:style-name="gr13" draw:text-style-name="P9" draw:layer="layout" svg:width="0.762cm" svg:height="0.762cm" svg:x="20.304cm" svg:y="11.4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20.304cm" svg:y="5.0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0.291cm" svg:y="8.12cm">
          <draw:text-box>
            <text:p><text:span text:style-name="T8">⋮</text:span></text:p>
          </draw:text-box>
        </draw:frame>
        <draw:line draw:style-name="gr12" draw:text-style-name="P10" draw:layer="layout" svg:x1="20.685cm" svg:y1="5.831cm" svg:x2="20.685cm" svg:y2="7.863cm">
          <text:p/>
        </draw:line>
        <draw:line draw:style-name="gr14" draw:text-style-name="P10" draw:layer="layout" svg:x1="18.78cm" svg:y1="11.795cm" svg:x2="20.304cm" svg:y2="11.795cm">
          <text:p/>
        </draw:line>
        <draw:line draw:style-name="gr14" draw:text-style-name="P10" draw:layer="layout" svg:x1="18.78cm" svg:y1="5.45cm" svg:x2="20.304cm" svg:y2="5.45cm">
          <text:p/>
        </draw:line>
        <draw:line draw:style-name="gr15" draw:text-style-name="P10" draw:layer="layout" svg:x1="18.78cm" svg:y1="2.91cm" svg:x2="20.685cm" svg:y2="2.91cm">
          <text:p/>
        </draw:line>
        <draw:line draw:style-name="gr16" draw:text-style-name="P10" draw:layer="layout" svg:x1="20.685cm" svg:y1="2.91cm" svg:x2="20.685cm" svg:y2="5.069cm">
          <text:p/>
        </draw:line>
        <draw:line draw:style-name="gr11" draw:text-style-name="P10" draw:layer="layout" svg:x1="21.066cm" svg:y1="11.795cm" svg:x2="21.955cm" svg:y2="11.795cm">
          <text:p/>
        </draw:line>
        <draw:custom-shape draw:style-name="gr3" draw:text-style-name="P9" draw:layer="layout" svg:width="1.905cm" svg:height="1.27cm" svg:x="21.955cm" svg:y="11.16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4.97cm" svg:y1="9.255cm" svg:x2="14.97cm" svg:y2="10.144cm">
          <text:p/>
        </draw:line>
        <draw:line draw:style-name="gr17" draw:text-style-name="P10" draw:layer="layout" svg:x1="14.97cm" svg:y1="2.91cm" svg:x2="14.97cm" svg:y2="3.794cm">
          <text:p/>
        </draw:line>
        <draw:line draw:style-name="gr16" draw:text-style-name="P10" draw:layer="layout" svg:x1="20.685cm" svg:y1="9.255cm" svg:x2="20.685cm" svg:y2="11.414cm">
          <text:p/>
        </draw:line>
        <draw:line draw:style-name="gr11" draw:text-style-name="P10" draw:layer="layout" svg:x1="23.86cm" svg:y1="11.795cm" svg:x2="25.13cm" svg:y2="11.795cm">
          <text:p/>
        </draw:line>
        <draw:custom-shape draw:style-name="gr2" draw:text-style-name="P9" draw:layer="layout" svg:width="2.54cm" svg:height="1.27cm" svg:x="33.385cm" svg:y="2.27cm">
          <text:p text:style-name="P9"><text:span text:style-name="T5">E</text:span><text:span text:style-name="T6">0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7.67cm" svg:y1="2.905cm" svg:x2="30.21cm" svg:y2="2.905cm">
          <text:p/>
        </draw:line>
        <draw:custom-shape draw:style-name="gr2" draw:text-style-name="P9" draw:layer="layout" svg:width="2.54cm" svg:height="1.27cm" svg:x="33.385cm" svg:y="4.81cm">
          <text:p text:style-name="P9"><text:span text:style-name="T5">E</text:span><text:span text:style-name="T6">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33.385cm" svg:y="11.155cm">
          <text:p text:style-name="P9"><text:span text:style-name="T5">E</text:span><text:span text:style-name="T6">M-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34.235cm" svg:y="8.115cm">
          <draw:text-box>
            <text:p><text:span text:style-name="T8">⋮</text:span></text:p>
          </draw:text-box>
        </draw:frame>
        <draw:line draw:style-name="gr10" draw:text-style-name="P10" draw:layer="layout" svg:x1="28.94cm" svg:y1="5.445cm" svg:x2="30.21cm" svg:y2="5.445cm">
          <text:p/>
        </draw:line>
        <draw:line draw:style-name="gr11" draw:text-style-name="P10" draw:layer="layout" svg:x1="28.94cm" svg:y1="11.79cm" svg:x2="30.21cm" svg:y2="11.79cm">
          <text:p/>
        </draw:line>
        <draw:custom-shape draw:style-name="gr13" draw:text-style-name="P9" draw:layer="layout" svg:width="0.762cm" svg:height="0.762cm" svg:x="37.449cm" svg:y="11.40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37.449cm" svg:y="5.06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37.436cm" svg:y="8.115cm">
          <draw:text-box>
            <text:p><text:span text:style-name="T8">⋮</text:span></text:p>
          </draw:text-box>
        </draw:frame>
        <draw:line draw:style-name="gr12" draw:text-style-name="P10" draw:layer="layout" svg:x1="37.83cm" svg:y1="5.826cm" svg:x2="37.83cm" svg:y2="7.858cm">
          <text:p/>
        </draw:line>
        <draw:line draw:style-name="gr14" draw:text-style-name="P10" draw:layer="layout" svg:x1="35.925cm" svg:y1="11.79cm" svg:x2="37.449cm" svg:y2="11.79cm">
          <text:p/>
        </draw:line>
        <draw:line draw:style-name="gr14" draw:text-style-name="P10" draw:layer="layout" svg:x1="35.925cm" svg:y1="5.445cm" svg:x2="37.449cm" svg:y2="5.445cm">
          <text:p/>
        </draw:line>
        <draw:line draw:style-name="gr15" draw:text-style-name="P10" draw:layer="layout" svg:x1="35.925cm" svg:y1="2.905cm" svg:x2="37.83cm" svg:y2="2.905cm">
          <text:p/>
        </draw:line>
        <draw:line draw:style-name="gr16" draw:text-style-name="P10" draw:layer="layout" svg:x1="37.83cm" svg:y1="2.905cm" svg:x2="37.83cm" svg:y2="5.064cm">
          <text:p/>
        </draw:line>
        <draw:line draw:style-name="gr11" draw:text-style-name="P10" draw:layer="layout" svg:x1="38.211cm" svg:y1="11.79cm" svg:x2="39.1cm" svg:y2="11.79cm">
          <text:p/>
        </draw:line>
        <draw:custom-shape draw:style-name="gr3" draw:text-style-name="P9" draw:layer="layout" svg:width="1.905cm" svg:height="1.27cm" svg:x="30.21cm" svg:y="2.27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9.25cm" svg:x2="37.83cm" svg:y2="11.409cm">
          <text:p/>
        </draw:line>
        <draw:line draw:style-name="gr11" draw:text-style-name="P10" draw:layer="layout" svg:x1="32.115cm" svg:y1="11.79cm" svg:x2="33.385cm" svg:y2="11.79cm">
          <text:p/>
        </draw:line>
        <draw:custom-shape draw:style-name="gr3" draw:text-style-name="P9" draw:layer="layout" svg:width="1.905cm" svg:height="1.27cm" svg:x="30.21cm" svg:y="4.81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0.21cm" svg:y="11.155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32.115cm" svg:y1="5.445cm" svg:x2="33.385cm" svg:y2="5.445cm">
          <text:p/>
        </draw:line>
        <draw:line draw:style-name="gr11" draw:text-style-name="P10" draw:layer="layout" svg:x1="32.115cm" svg:y1="2.905cm" svg:x2="33.385cm" svg:y2="2.905cm">
          <text:p/>
        </draw:line>
        <draw:frame draw:style-name="gr9" draw:text-style-name="P12" draw:layer="layout" svg:width="0.879cm" svg:height="0.962cm" svg:x="30.736cm" svg:y="8.115cm">
          <draw:text-box>
            <text:p><text:span text:style-name="T8">⋮</text:span></text:p>
          </draw:text-box>
        </draw:frame>
        <draw:line draw:style-name="gr17" draw:text-style-name="P10" draw:layer="layout" svg:x1="14.97cm" svg:y1="4.556cm" svg:x2="14.97cm" svg:y2="6.334cm">
          <text:p/>
        </draw:line>
        <draw:custom-shape draw:style-name="gr2" draw:text-style-name="P9" draw:layer="layout" svg:width="2.54cm" svg:height="1.27cm" svg:x="18.78cm" svg:y="14.975cm">
          <text:p text:style-name="P9"><text:span text:style-name="T5">E</text:span><text:span text:style-name="T6">L-1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6.875cm" svg:y1="15.61cm" svg:x2="18.78cm" svg:y2="15.61cm">
          <text:p/>
        </draw:line>
        <draw:custom-shape draw:style-name="gr8" draw:text-style-name="P11" draw:layer="layout" svg:width="0.254cm" svg:height="0.254cm" svg:x="17.383cm" svg:y="1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18.78cm" svg:y="17.515cm">
          <text:p text:style-name="P9"><text:span text:style-name="T5">E</text:span><text:span text:style-name="T6">L-2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18.78cm" svg:y="23.86cm">
          <text:p text:style-name="P9"><text:span text:style-name="T5">E</text:span><text:span text:style-name="T6">0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19.63cm" svg:y="20.8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17.09cm" svg:y="20.82cm">
          <draw:text-box>
            <text:p><text:span text:style-name="T8">⋮</text:span></text:p>
          </draw:text-box>
        </draw:frame>
        <draw:line draw:style-name="gr10" draw:text-style-name="P10" draw:layer="layout" svg:x1="17.51cm" svg:y1="18.15cm" svg:x2="18.78cm" svg:y2="18.15cm">
          <text:p/>
        </draw:line>
        <draw:custom-shape draw:style-name="gr8" draw:text-style-name="P11" draw:layer="layout" svg:width="0.254cm" svg:height="0.254cm" svg:x="17.383cm" svg:y="1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7.51cm" svg:y1="24.495cm" svg:x2="18.78cm" svg:y2="24.495cm">
          <text:p/>
        </draw:line>
        <draw:line draw:style-name="gr12" draw:text-style-name="P10" draw:layer="layout" svg:x1="17.51cm" svg:y1="21.96cm" svg:x2="17.51cm" svg:y2="24.495cm">
          <text:p/>
        </draw:line>
        <draw:custom-shape draw:style-name="gr13" draw:text-style-name="P9" draw:layer="layout" svg:width="0.762cm" svg:height="0.762cm" svg:x="22.844cm" svg:y="24.1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22.844cm" svg:y="17.7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2.831cm" svg:y="20.82cm">
          <draw:text-box>
            <text:p><text:span text:style-name="T8">⋮</text:span></text:p>
          </draw:text-box>
        </draw:frame>
        <draw:line draw:style-name="gr14" draw:text-style-name="P10" draw:layer="layout" svg:x1="21.32cm" svg:y1="24.495cm" svg:x2="22.844cm" svg:y2="24.495cm">
          <text:p/>
        </draw:line>
        <draw:line draw:style-name="gr14" draw:text-style-name="P10" draw:layer="layout" svg:x1="21.32cm" svg:y1="18.15cm" svg:x2="22.844cm" svg:y2="18.15cm">
          <text:p/>
        </draw:line>
        <draw:line draw:style-name="gr15" draw:text-style-name="P10" draw:layer="layout" svg:x1="21.32cm" svg:y1="15.61cm" svg:x2="23.225cm" svg:y2="15.61cm">
          <text:p/>
        </draw:line>
        <draw:line draw:style-name="gr16" draw:text-style-name="P10" draw:layer="layout" svg:x1="23.225cm" svg:y1="15.61cm" svg:x2="23.225cm" svg:y2="16.499cm">
          <text:p/>
        </draw:line>
        <draw:line draw:style-name="gr11" draw:text-style-name="P10" draw:layer="layout" svg:x1="23.606cm" svg:y1="24.495cm" svg:x2="25.13cm" svg:y2="24.495cm">
          <text:p/>
        </draw:line>
        <draw:line draw:style-name="gr16" draw:text-style-name="P10" draw:layer="layout" svg:x1="23.225cm" svg:y1="23.611cm" svg:x2="23.225cm" svg:y2="24.114cm">
          <text:p/>
        </draw:line>
        <draw:line draw:style-name="gr11" draw:text-style-name="P10" draw:layer="layout" svg:x1="13.7cm" svg:y1="15.61cm" svg:x2="14.97cm" svg:y2="15.61cm">
          <text:p/>
        </draw:line>
        <draw:custom-shape draw:style-name="gr2" draw:text-style-name="P9" draw:layer="layout" svg:width="2.54cm" svg:height="1.27cm" svg:x="30.21cm" svg:y="14.975cm">
          <text:p text:style-name="P9"><text:span text:style-name="T5">E</text:span><text:span text:style-name="T6">L-1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7.67cm" svg:y1="15.605cm" svg:x2="30.21cm" svg:y2="15.605cm">
          <text:p/>
        </draw:line>
        <draw:custom-shape draw:style-name="gr8" draw:text-style-name="P11" draw:layer="layout" svg:width="0.254cm" svg:height="0.254cm" svg:x="28.813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30.21cm" svg:y="17.515cm">
          <text:p text:style-name="P9"><text:span text:style-name="T5">E</text:span><text:span text:style-name="T6">L-2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30.21cm" svg:y="23.86cm">
          <text:p text:style-name="P9"><text:span text:style-name="T5">E</text:span><text:span text:style-name="T6">0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34.56cm" svg:y="20.8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28.52cm" svg:y="20.815cm">
          <draw:text-box>
            <text:p><text:span text:style-name="T8">⋮</text:span></text:p>
          </draw:text-box>
        </draw:frame>
        <draw:line draw:style-name="gr10" draw:text-style-name="P10" draw:layer="layout" svg:x1="28.94cm" svg:y1="18.145cm" svg:x2="30.21cm" svg:y2="18.145cm">
          <text:p/>
        </draw:line>
        <draw:custom-shape draw:style-name="gr8" draw:text-style-name="P11" draw:layer="layout" svg:width="0.254cm" svg:height="0.254cm" svg:x="28.81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28.94cm" svg:y1="24.49cm" svg:x2="30.21cm" svg:y2="24.49cm">
          <text:p/>
        </draw:line>
        <draw:line draw:style-name="gr12" draw:text-style-name="P10" draw:layer="layout" svg:x1="28.94cm" svg:y1="21.955cm" svg:x2="28.94cm" svg:y2="24.49cm">
          <text:p/>
        </draw:line>
        <draw:line draw:style-name="gr14" draw:text-style-name="P10" draw:layer="layout" svg:x1="35.925cm" svg:y1="24.49cm" svg:x2="37.449cm" svg:y2="24.49cm">
          <text:p/>
        </draw:line>
        <draw:line draw:style-name="gr14" draw:text-style-name="P10" draw:layer="layout" svg:x1="35.925cm" svg:y1="18.145cm" svg:x2="37.449cm" svg:y2="18.145cm">
          <text:p/>
        </draw:line>
        <draw:line draw:style-name="gr15" draw:text-style-name="P10" draw:layer="layout" svg:x1="35.925cm" svg:y1="15.605cm" svg:x2="37.83cm" svg:y2="15.605cm">
          <text:p/>
        </draw:line>
        <draw:line draw:style-name="gr11" draw:text-style-name="P10" draw:layer="layout" svg:x1="38.211cm" svg:y1="24.49cm" svg:x2="39.1cm" svg:y2="24.49cm">
          <text:p/>
        </draw:line>
        <draw:line draw:style-name="gr11" draw:text-style-name="P10" draw:layer="layout" svg:x1="32.75cm" svg:y1="24.495cm" svg:x2="34.02cm" svg:y2="24.495cm">
          <text:p/>
        </draw:line>
        <draw:line draw:style-name="gr11" draw:text-style-name="P10" draw:layer="layout" svg:x1="32.75cm" svg:y1="18.15cm" svg:x2="34.02cm" svg:y2="18.15cm">
          <text:p/>
        </draw:line>
        <draw:line draw:style-name="gr11" draw:text-style-name="P10" draw:layer="layout" svg:x1="32.75cm" svg:y1="15.61cm" svg:x2="34.02cm" svg:y2="15.61cm">
          <text:p/>
        </draw:line>
        <draw:line draw:style-name="gr12" draw:text-style-name="P10" draw:layer="layout" svg:x1="23.225cm" svg:y1="19.801cm" svg:x2="23.225cm" svg:y2="20.563cm">
          <text:p/>
        </draw:line>
        <draw:line draw:style-name="gr12" draw:text-style-name="P10" draw:layer="layout" svg:x1="28.94cm" svg:y1="15.605cm" svg:x2="28.94cm" svg:y2="20.558cm">
          <text:p/>
        </draw:line>
        <draw:frame draw:style-name="gr9" draw:text-style-name="P12" draw:layer="layout" svg:width="0.879cm" svg:height="0.962cm" svg:x="31.036cm" svg:y="20.815cm">
          <draw:text-box>
            <text:p><text:span text:style-name="T8">⋮</text:span></text:p>
          </draw:text-box>
        </draw:frame>
        <draw:custom-shape draw:style-name="gr18" draw:text-style-name="P9" draw:layer="layout" svg:width="1.27cm" svg:height="0.762cm" svg:x="22.59cm" svg:y="16.49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2.59cm" svg:y="19.03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23.225cm" svg:y1="18.531cm" svg:x2="23.225cm" svg:y2="19.039cm">
          <text:p/>
        </draw:line>
        <draw:line draw:style-name="gr12" draw:text-style-name="P10" draw:layer="layout" svg:x1="14.97cm" svg:y1="7.096cm" svg:x2="14.97cm" svg:y2="7.858cm">
          <text:p/>
        </draw:line>
        <draw:custom-shape draw:style-name="gr18" draw:text-style-name="P9" draw:layer="layout" svg:width="1.27cm" svg:height="0.762cm" svg:x="14.335cm" svg:y="3.79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14.335cm" svg:y="6.33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14.335cm" svg:y="10.14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0.254cm" svg:x="28.813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8.52cm" svg:y="8.11cm">
          <draw:text-box>
            <text:p><text:span text:style-name="T8">⋮</text:span></text:p>
          </draw:text-box>
        </draw:frame>
        <draw:custom-shape draw:style-name="gr8" draw:text-style-name="P11" draw:layer="layout" svg:width="0.254cm" svg:height="0.254cm" svg:x="28.813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28.94cm" svg:y1="10.896cm" svg:x2="28.94cm" svg:y2="11.785cm">
          <text:p/>
        </draw:line>
        <draw:line draw:style-name="gr17" draw:text-style-name="P10" draw:layer="layout" svg:x1="28.94cm" svg:y1="9.245cm" svg:x2="28.94cm" svg:y2="10.134cm">
          <text:p/>
        </draw:line>
        <draw:line draw:style-name="gr17" draw:text-style-name="P10" draw:layer="layout" svg:x1="28.94cm" svg:y1="2.9cm" svg:x2="28.94cm" svg:y2="3.784cm">
          <text:p/>
        </draw:line>
        <draw:line draw:style-name="gr17" draw:text-style-name="P10" draw:layer="layout" svg:x1="28.94cm" svg:y1="4.546cm" svg:x2="28.94cm" svg:y2="6.324cm">
          <text:p/>
        </draw:line>
        <draw:line draw:style-name="gr12" draw:text-style-name="P10" draw:layer="layout" svg:x1="28.94cm" svg:y1="7.086cm" svg:x2="28.94cm" svg:y2="7.848cm">
          <text:p/>
        </draw:line>
        <draw:custom-shape draw:style-name="gr18" draw:text-style-name="P9" draw:layer="layout" svg:width="1.27cm" svg:height="0.762cm" svg:x="28.305cm" svg:y="3.78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8.305cm" svg:y="6.32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8.305cm" svg:y="10.13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.225cm" svg:y1="21.96cm" svg:x2="23.225cm" svg:y2="22.849cm">
          <text:p/>
        </draw:line>
        <draw:custom-shape draw:style-name="gr18" draw:text-style-name="P9" draw:layer="layout" svg:width="1.27cm" svg:height="0.762cm" svg:x="22.59cm" svg:y="22.84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7.51cm" svg:y1="15.61cm" svg:x2="17.51cm" svg:y2="20.563cm">
          <text:p/>
        </draw:line>
        <draw:line draw:style-name="gr16" draw:text-style-name="P10" draw:layer="layout" svg:x1="23.225cm" svg:y1="17.261cm" svg:x2="23.225cm" svg:y2="17.769cm">
          <text:p/>
        </draw:line>
        <draw:custom-shape draw:style-name="gr3" draw:text-style-name="P9" draw:layer="layout" svg:width="1.905cm" svg:height="1.27cm" svg:x="14.97cm" svg:y="14.975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23.86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17.51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14.97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37.449cm" svg:y="24.1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37.449cm" svg:y="17.7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37.436cm" svg:y="20.82cm">
          <draw:text-box>
            <text:p><text:span text:style-name="T8">⋮</text:span></text:p>
          </draw:text-box>
        </draw:frame>
        <draw:line draw:style-name="gr16" draw:text-style-name="P10" draw:layer="layout" svg:x1="37.83cm" svg:y1="15.61cm" svg:x2="37.83cm" svg:y2="16.499cm">
          <text:p/>
        </draw:line>
        <draw:line draw:style-name="gr16" draw:text-style-name="P10" draw:layer="layout" svg:x1="37.83cm" svg:y1="23.611cm" svg:x2="37.83cm" svg:y2="24.114cm">
          <text:p/>
        </draw:line>
        <draw:line draw:style-name="gr12" draw:text-style-name="P10" draw:layer="layout" svg:x1="37.83cm" svg:y1="19.801cm" svg:x2="37.83cm" svg:y2="20.563cm">
          <text:p/>
        </draw:line>
        <draw:custom-shape draw:style-name="gr18" draw:text-style-name="P9" draw:layer="layout" svg:width="1.27cm" svg:height="0.762cm" svg:x="37.195cm" svg:y="16.49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37.195cm" svg:y="19.03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18.531cm" svg:x2="37.83cm" svg:y2="19.039cm">
          <text:p/>
        </draw:line>
        <draw:line draw:style-name="gr17" draw:text-style-name="P10" draw:layer="layout" svg:x1="37.83cm" svg:y1="21.96cm" svg:x2="37.83cm" svg:y2="22.849cm">
          <text:p/>
        </draw:line>
        <draw:custom-shape draw:style-name="gr18" draw:text-style-name="P9" draw:layer="layout" svg:width="1.27cm" svg:height="0.762cm" svg:x="37.195cm" svg:y="22.84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17.261cm" svg:x2="37.83cm" svg:y2="17.769cm">
          <text:p/>
        </draw:line>
        <draw:custom-shape draw:style-name="gr3" draw:text-style-name="P13" draw:layer="layout" svg:width="1.905cm" svg:height="1.27cm" svg:x="3.54cm" svg:y="19.415cm">
          <text:p text:style-name="P13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.27cm" svg:y1="20.05cm" svg:x2="3.54cm" svg:y2="20.05cm">
          <text:p/>
        </draw:line>
        <draw:line draw:style-name="gr4" draw:text-style-name="P10" draw:layer="layout" svg:x1="9.255cm" svg:y1="20.05cm" svg:x2="10.525cm" svg:y2="20.05cm">
          <text:p/>
        </draw:line>
        <draw:custom-shape draw:style-name="gr2" draw:text-style-name="P9" draw:layer="layout" svg:width="2.54cm" svg:height="1.27cm" svg:x="6.715cm" svg:y="19.415cm">
          <text:p text:style-name="P9"><text:span text:style-name="T5">H(z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5.445cm" svg:y1="20.05cm" svg:x2="6.715cm" svg:y2="20.05cm">
          <text:p/>
        </draw:line>
        <draw:custom-shape draw:style-name="gr19" draw:text-style-name="P8" draw:layer="layout" svg:width="2.286cm" svg:height="1.524cm" svg:x="11.16cm" svg:y="6.5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4.07cm" svg:height="0.908cm" svg:x="10.392cm" svg:y="8.239cm">
          <draw:text-box>
            <text:p><text:span text:style-name="T9">Type 1 Polyphase</text:span></text:p>
          </draw:text-box>
        </draw:frame>
        <draw:custom-shape draw:style-name="gr21" draw:text-style-name="P8" draw:layer="layout" svg:width="2.286cm" svg:height="1.524cm" svg:x="25.257cm" svg:y="6.5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3.457cm" svg:height="1.199cm" svg:x="24.848cm" svg:y="8.283cm">
          <draw:text-box>
            <text:p><text:span text:style-name="T9">Noble Identity 1</text:span></text:p>
          </draw:text-box>
        </draw:frame>
        <draw:custom-shape draw:style-name="gr21" draw:text-style-name="P8" draw:layer="layout" svg:width="2.286cm" svg:height="1.524cm" svg:x="11.16cm" svg:y="19.2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3.943cm" svg:height="0.781cm" svg:x="10.392cm" svg:y="21.047cm">
          <draw:text-box>
            <text:p><text:span text:style-name="T9">Type 2 Polyphase</text:span></text:p>
          </draw:text-box>
        </draw:frame>
        <draw:custom-shape draw:style-name="gr21" draw:text-style-name="P8" draw:layer="layout" svg:width="2.286cm" svg:height="1.524cm" svg:x="25.305cm" svg:y="19.2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3.457cm" svg:height="1.199cm" svg:x="24.975cm" svg:y="21.012cm">
          <draw:text-box>
            <text:p><text:span text:style-name="T9">Noble Identity 2</text:span></text:p>
          </draw:text-box>
        </draw:frame>
        <draw:custom-shape draw:style-name="gr2" draw:text-style-name="P16" draw:layer="layout" svg:width="2.54cm" svg:height="1.27cm" svg:x="3.54cm" svg:y="6.715cm">
          <text:p text:style-name="P16"><text:span text:style-name="T10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905cm" svg:height="1.27cm" svg:x="7.35cm" svg:y="6.715cm">
          <text:p text:style-name="P13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.27cm" svg:y1="7.35cm" svg:x2="3.54cm" svg:y2="7.35cm">
          <text:p/>
        </draw:line>
        <draw:line draw:style-name="gr4" draw:text-style-name="P10" draw:layer="layout" svg:x1="9.255cm" svg:y1="7.35cm" svg:x2="10.525cm" svg:y2="7.35cm">
          <text:p/>
        </draw:line>
        <draw:line draw:style-name="gr4" draw:text-style-name="P10" draw:layer="layout" svg:x1="6.08cm" svg:y1="7.35cm" svg:x2="7.35cm" svg:y2="7.35cm">
          <text:p/>
        </draw:line>
        <draw:frame draw:style-name="gr24" draw:text-style-name="P17" draw:layer="layout" svg:width="4.862cm" svg:height="1.673cm" svg:x="2.873cm" svg:y="2.578cm">
          <draw:text-box>
            <text:p><text:span text:style-name="T11">Down-sampling</text:span></text:p>
          </draw:text-box>
        </draw:frame>
        <draw:frame draw:style-name="gr25" draw:text-style-name="P17" draw:layer="layout" svg:width="4.096cm" svg:height="1.673cm" svg:x="2.873cm" svg:y="15.308cm">
          <draw:text-box>
            <text:p><text:span text:style-name="T11">Up-sampling</text:span></text:p>
          </draw:text-box>
        </draw:frame>
      </draw:page>
      <draw:page draw:name="page3" draw:style-name="dp1" draw:master-page-name="Default">
        <draw:custom-shape draw:style-name="gr26" draw:text-style-name="P8" draw:layer="layout" svg:width="10.16cm" svg:height="3.175cm" svg:x="2.905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0.16cm" svg:height="3.175cm" svg:x="2.90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905cm" svg:height="1.27cm" svg:x="9.255cm" svg:y="3.54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4.81cm" svg:y="7.35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27cm" svg:x="4.81cm" svg:y="3.54cm">
          <text:p text:style-name="P9"><text:span text:style-name="T5">Fil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27cm" svg:x="7.985cm" svg:y="7.35cm">
          <text:p text:style-name="P9"><text:span text:style-name="T5">Filter</text:span></text:p>
          <draw:enhanced-geometry svg:viewBox="0 0 21600 21600" draw:type="rectangle" draw:enhanced-path="M 0 0 L 21600 0 21600 21600 0 21600 0 0 Z N"/>
        </draw:custom-shape>
        <draw:line draw:style-name="gr28" draw:text-style-name="P10" draw:layer="layout" svg:x1="3.54cm" svg:y1="7.985cm" svg:x2="4.81cm" svg:y2="7.985cm">
          <text:p/>
        </draw:line>
        <draw:line draw:style-name="gr28" draw:text-style-name="P10" draw:layer="layout" svg:x1="3.54cm" svg:y1="4.175cm" svg:x2="4.81cm" svg:y2="4.175cm">
          <text:p/>
        </draw:line>
        <draw:line draw:style-name="gr28" draw:text-style-name="P10" draw:layer="layout" svg:x1="6.715cm" svg:y1="7.985cm" svg:x2="7.985cm" svg:y2="7.985cm">
          <text:p/>
        </draw:line>
        <draw:line draw:style-name="gr28" draw:text-style-name="P10" draw:layer="layout" svg:x1="7.985cm" svg:y1="4.175cm" svg:x2="9.255cm" svg:y2="4.175cm">
          <text:p/>
        </draw:line>
        <draw:line draw:style-name="gr28" draw:text-style-name="P10" draw:layer="layout" svg:x1="11.16cm" svg:y1="4.175cm" svg:x2="12.43cm" svg:y2="4.175cm">
          <text:p/>
        </draw:line>
        <draw:line draw:style-name="gr28" draw:text-style-name="P10" draw:layer="layout" svg:x1="11.16cm" svg:y1="7.985cm" svg:x2="12.43cm" svg:y2="7.985cm">
          <text:p/>
        </draw:line>
        <draw:frame draw:style-name="gr29" draw:text-style-name="P18" draw:layer="layout" svg:width="3.69cm" svg:height="0.806cm" svg:x="3.133cm" svg:y="6.28cm">
          <draw:text-box>
            <text:p><text:span text:style-name="T12">Up-sampler</text:span></text:p>
          </draw:text-box>
        </draw:frame>
        <draw:frame draw:style-name="gr29" draw:text-style-name="P18" draw:layer="layout" svg:width="3.69cm" svg:height="0.806cm" svg:x="3.105cm" svg:y="2.47cm">
          <draw:text-box>
            <text:p><text:span text:style-name="T12">Down-sampler</text:span></text:p>
          </draw:text-box>
        </draw:frame>
        <draw:custom-shape draw:style-name="gr3" draw:text-style-name="P9" draw:layer="layout" svg:width="1.905cm" svg:height="1.27cm" svg:x="14.506cm" svg:y="4.175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4.506cm" svg:y="6.08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4.003cm" svg:height="0.806cm" svg:x="17.046cm" svg:y="6.334cm">
          <draw:text-box>
            <text:p><text:span text:style-name="T12">L-fold Expander</text:span></text:p>
          </draw:text-box>
        </draw:frame>
        <draw:frame draw:style-name="gr31" draw:text-style-name="P18" draw:layer="layout" svg:width="4.274cm" svg:height="0.806cm" svg:x="17.046cm" svg:y="4.429cm">
          <draw:text-box>
            <text:p><text:span text:style-name="T12">M-fold Decimator</text:span></text:p>
          </draw:text-box>
        </draw:frame>
      </draw:page>
      <draw:page draw:name="page4" draw:style-name="dp1" draw:master-page-name="Default">
        <draw:line draw:style-name="gr32" draw:text-style-name="P10" draw:layer="layout" svg:x1="2.27cm" svg:y1="9.89cm" svg:x2="11.16cm" svg:y2="9.89cm">
          <text:p/>
        </draw:line>
        <draw:line draw:style-name="gr33" draw:text-style-name="P10" draw:layer="layout" svg:x1="2.905cm" svg:y1="9.89cm" svg:x2="2.905cm" svg:y2="6.08cm">
          <text:p/>
        </draw:line>
        <draw:line draw:style-name="gr33" draw:text-style-name="P10" draw:layer="layout" svg:x1="4.175cm" svg:y1="9.89cm" svg:x2="4.175cm" svg:y2="6.715cm">
          <text:p/>
        </draw:line>
        <draw:line draw:style-name="gr33" draw:text-style-name="P10" draw:layer="layout" svg:x1="5.445cm" svg:y1="9.89cm" svg:x2="5.445cm" svg:y2="7.35cm">
          <text:p/>
        </draw:line>
        <draw:line draw:style-name="gr33" draw:text-style-name="P10" draw:layer="layout" svg:x1="6.715cm" svg:y1="9.89cm" svg:x2="6.715cm" svg:y2="7.985cm">
          <text:p/>
        </draw:line>
        <draw:line draw:style-name="gr33" draw:text-style-name="P10" draw:layer="layout" svg:x1="7.985cm" svg:y1="9.89cm" svg:x2="7.985cm" svg:y2="8.62cm">
          <text:p/>
        </draw:line>
        <draw:line draw:style-name="gr33" draw:text-style-name="P10" draw:layer="layout" svg:x1="9.255cm" svg:y1="9.89cm" svg:x2="9.255cm" svg:y2="9.128cm">
          <text:p/>
        </draw:line>
        <draw:line draw:style-name="gr32" draw:text-style-name="P10" draw:layer="layout" svg:x1="14.97cm" svg:y1="7.35cm" svg:x2="23.86cm" svg:y2="7.35cm">
          <text:p/>
        </draw:line>
        <draw:line draw:style-name="gr33" draw:text-style-name="P10" draw:layer="layout" svg:x1="15.605cm" svg:y1="7.35cm" svg:x2="15.605cm" svg:y2="3.54cm">
          <text:p/>
        </draw:line>
        <draw:line draw:style-name="gr33" draw:text-style-name="P10" draw:layer="layout" svg:x1="18.145cm" svg:y1="7.35cm" svg:x2="18.145cm" svg:y2="4.81cm">
          <text:p/>
        </draw:line>
        <draw:line draw:style-name="gr33" draw:text-style-name="P10" draw:layer="layout" svg:x1="20.685cm" svg:y1="7.35cm" svg:x2="20.685cm" svg:y2="6.08cm">
          <text:p/>
        </draw:line>
        <draw:line draw:style-name="gr32" draw:text-style-name="P10" draw:layer="layout" svg:x1="14.97cm" svg:y1="13.7cm" svg:x2="23.86cm" svg:y2="13.7cm">
          <text:p/>
        </draw:line>
        <draw:line draw:style-name="gr33" draw:text-style-name="P10" draw:layer="layout" svg:x1="15.605cm" svg:y1="13.7cm" svg:x2="15.605cm" svg:y2="9.89cm">
          <text:p/>
        </draw:line>
        <draw:line draw:style-name="gr33" draw:text-style-name="P10" draw:layer="layout" svg:x1="16.875cm" svg:y1="13.7cm" svg:x2="16.875cm" svg:y2="10.525cm">
          <text:p/>
        </draw:line>
        <draw:line draw:style-name="gr33" draw:text-style-name="P10" draw:layer="layout" svg:x1="18.145cm" svg:y1="13.7cm" svg:x2="18.145cm" svg:y2="11.16cm">
          <text:p/>
        </draw:line>
        <draw:line draw:style-name="gr33" draw:text-style-name="P10" draw:layer="layout" svg:x1="19.415cm" svg:y1="13.7cm" svg:x2="19.415cm" svg:y2="11.795cm">
          <text:p/>
        </draw:line>
        <draw:line draw:style-name="gr33" draw:text-style-name="P10" draw:layer="layout" svg:x1="20.685cm" svg:y1="13.7cm" svg:x2="20.685cm" svg:y2="12.43cm">
          <text:p/>
        </draw:line>
        <draw:line draw:style-name="gr33" draw:text-style-name="P10" draw:layer="layout" svg:x1="21.955cm" svg:y1="13.7cm" svg:x2="21.955cm" svg:y2="12.938cm">
          <text:p/>
        </draw:line>
        <draw:line draw:style-name="gr33" draw:text-style-name="P10" draw:layer="layout" svg:x1="20.05cm" svg:y1="13.7cm" svg:x2="20.05cm" svg:y2="13.573cm">
          <text:p/>
        </draw:line>
        <draw:line draw:style-name="gr33" draw:text-style-name="P10" draw:layer="layout" svg:x1="18.78cm" svg:y1="13.7cm" svg:x2="18.78cm" svg:y2="13.573cm">
          <text:p/>
        </draw:line>
        <draw:line draw:style-name="gr33" draw:text-style-name="P10" draw:layer="layout" svg:x1="17.51cm" svg:y1="13.7cm" svg:x2="17.51cm" svg:y2="13.573cm">
          <text:p/>
        </draw:line>
        <draw:line draw:style-name="gr33" draw:text-style-name="P10" draw:layer="layout" svg:x1="16.24cm" svg:y1="13.7cm" svg:x2="16.24cm" svg:y2="13.573cm">
          <text:p/>
        </draw:line>
        <draw:line draw:style-name="gr33" draw:text-style-name="P10" draw:layer="layout" svg:x1="22.59cm" svg:y1="13.7cm" svg:x2="22.59cm" svg:y2="13.573cm">
          <text:p/>
        </draw:line>
        <draw:line draw:style-name="gr33" draw:text-style-name="P10" draw:layer="layout" svg:x1="21.32cm" svg:y1="13.7cm" svg:x2="21.32cm" svg:y2="13.573cm">
          <text:p/>
        </draw:line>
        <draw:frame draw:style-name="gr34" draw:text-style-name="P19" draw:layer="layout" svg:width="2.75cm" svg:height="0.725cm" svg:x="4.689cm" svg:y="10.663cm">
          <draw:text-box>
            <text:p><text:span text:style-name="T13">Input Signal</text:span></text:p>
          </draw:text-box>
        </draw:frame>
        <draw:line draw:style-name="gr35" draw:text-style-name="P10" draw:layer="layout" svg:x1="10.652cm" svg:y1="7.477cm" svg:x2="14.716cm" svg:y2="6.334cm">
          <text:p/>
        </draw:line>
        <draw:line draw:style-name="gr35" draw:text-style-name="P10" draw:layer="layout" svg:x1="10.652cm" svg:y1="10.779cm" svg:x2="14.716cm" svg:y2="12.049cm">
          <text:p/>
        </draw:line>
        <draw:frame draw:style-name="gr36" draw:text-style-name="P19" draw:layer="layout" svg:width="3.804cm" svg:height="0.725cm" svg:x="10.271cm" svg:y="5.075cm">
          <draw:text-box>
            <text:p><text:span text:style-name="T13">2-fold Decimation</text:span></text:p>
          </draw:text-box>
        </draw:frame>
        <draw:frame draw:style-name="gr37" draw:text-style-name="P19" draw:layer="layout" svg:width="3.669cm" svg:height="0.725cm" svg:x="10.446cm" svg:y="12.441cm">
          <draw:text-box>
            <text:p><text:span text:style-name="T13">2-fold Expansion</text:span></text:p>
          </draw:text-box>
        </draw:frame>
        <draw:frame draw:style-name="gr38" draw:text-style-name="P19" draw:layer="layout" svg:width="5.011cm" svg:height="0.725cm" svg:x="16.24cm" svg:y="7.488cm">
          <draw:text-box>
            <text:p><text:span text:style-name="T13">2-fold Decimated Signal</text:span></text:p>
          </draw:text-box>
        </draw:frame>
        <draw:frame draw:style-name="gr39" draw:text-style-name="P19" draw:layer="layout" svg:width="4.9cm" svg:height="0.725cm" svg:x="16.204cm" svg:y="14.081cm">
          <draw:text-box>
            <text:p><text:span text:style-name="T13">2-fold Expanded Signal</text:span></text:p>
          </draw:text-box>
        </draw:frame>
        <draw:custom-shape draw:style-name="gr3" draw:text-style-name="P9" draw:layer="layout" svg:width="1.905cm" svg:height="1.27cm" svg:x="11.541cm" svg:y="6.207cm">
          <text:p text:style-name="P9"><text:span text:style-name="T5">↓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1.541cm" svg:y="10.906cm">
          <text:p text:style-name="P9"><text:span text:style-name="T5">↑</text:span><text:span text:style-name="T5">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10" draw:layer="layout" svg:x1="2.27cm" svg:y1="9.89cm" svg:x2="11.16cm" svg:y2="9.89cm">
          <text:p/>
        </draw:line>
        <draw:frame draw:style-name="gr40" draw:text-style-name="P19" draw:layer="layout" svg:width="5.807cm" svg:height="0.725cm" svg:x="3.54cm" svg:y="10.652cm">
          <draw:text-box>
            <text:p><text:span text:style-name="T13">Input Signal Spectrum (f</text:span><text:span text:style-name="T14">s</text:span><text:span text:style-name="T15">=2</text:span><text:span text:style-name="T13">)</text:span></text:p>
          </draw:text-box>
        </draw:frame>
        <draw:line draw:style-name="gr35" draw:text-style-name="P10" draw:layer="layout" svg:x1="10.652cm" svg:y1="7.477cm" svg:x2="14.716cm" svg:y2="6.334cm">
          <text:p/>
        </draw:line>
        <draw:line draw:style-name="gr35" draw:text-style-name="P10" draw:layer="layout" svg:x1="10.652cm" svg:y1="10.779cm" svg:x2="14.716cm" svg:y2="12.049cm">
          <text:p/>
        </draw:line>
        <draw:frame draw:style-name="gr36" draw:text-style-name="P19" draw:layer="layout" svg:width="3.804cm" svg:height="0.725cm" svg:x="10.271cm" svg:y="5.075cm">
          <draw:text-box>
            <text:p><text:span text:style-name="T13">2-fold Decimation</text:span></text:p>
          </draw:text-box>
        </draw:frame>
        <draw:frame draw:style-name="gr37" draw:text-style-name="P19" draw:layer="layout" svg:width="3.669cm" svg:height="0.725cm" svg:x="10.446cm" svg:y="12.441cm">
          <draw:text-box>
            <text:p><text:span text:style-name="T13">2-fold Expansion</text:span></text:p>
          </draw:text-box>
        </draw:frame>
        <draw:frame draw:style-name="gr41" draw:text-style-name="P21" draw:layer="layout" svg:width="8.668cm" svg:height="0.878cm" svg:x="15.097cm" svg:y="8.239cm">
          <draw:text-box>
            <text:p text:style-name="P20"><text:span text:style-name="T16">2-fold Decimated Signal Spectrum</text:span><text:span text:style-name="T13"> (f</text:span><text:span text:style-name="T14">s</text:span><text:span text:style-name="T15">=2</text:span><text:span text:style-name="T13">)</text:span></text:p>
          </draw:text-box>
        </draw:frame>
        <draw:frame draw:style-name="gr42" draw:text-style-name="P21" draw:layer="layout" svg:width="7.958cm" svg:height="0.725cm" svg:x="15.28cm" svg:y="14.589cm">
          <draw:text-box>
            <text:p text:style-name="P20"><text:span text:style-name="T16">2-fold Expanded Signal Spectrum</text:span><text:span text:style-name="T13"> (f</text:span><text:span text:style-name="T14">s</text:span><text:span text:style-name="T15">=2</text:span><text:span text:style-name="T13">)</text:span></text:p>
          </draw:text-box>
        </draw:frame>
        <draw:custom-shape draw:style-name="gr3" draw:text-style-name="P9" draw:layer="layout" svg:width="1.905cm" svg:height="1.27cm" svg:x="11.541cm" svg:y="6.207cm">
          <text:p text:style-name="P9"><text:span text:style-name="T5">↓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1.541cm" svg:y="10.906cm">
          <text:p text:style-name="P9"><text:span text:style-name="T5">↑</text:span><text:span text:style-name="T5">2</text:span></text:p>
          <draw:enhanced-geometry svg:viewBox="0 0 21600 21600" draw:type="rectangle" draw:enhanced-path="M 0 0 L 21600 0 21600 21600 0 21600 0 0 Z N"/>
        </draw:custom-shape>
        <draw:line draw:style-name="gr43" draw:text-style-name="P10" draw:layer="layout" svg:x1="6.715cm" svg:y1="9.89cm" svg:x2="6.715cm" svg:y2="6.08cm">
          <text:p/>
        </draw:line>
        <draw:g>
          <draw:line draw:style-name="gr44" draw:text-style-name="P10" draw:layer="layout" svg:x1="6.715cm" svg:y1="7.35cm" svg:x2="5.445cm" svg:y2="9.89cm">
            <text:p/>
          </draw:line>
          <draw:line draw:style-name="gr44" draw:text-style-name="P10" draw:layer="layout" svg:x1="7.985cm" svg:y1="9.89cm" svg:x2="6.715cm" svg:y2="7.35cm">
            <text:p/>
          </draw:line>
        </draw:g>
        <draw:g>
          <draw:line draw:style-name="gr45" draw:text-style-name="P10" draw:layer="layout" svg:x1="4.175cm" svg:y1="7.35cm" svg:x2="2.905cm" svg:y2="9.89cm">
            <text:p/>
          </draw:line>
          <draw:line draw:style-name="gr45" draw:text-style-name="P10" draw:layer="layout" svg:x1="5.445cm" svg:y1="9.89cm" svg:x2="4.175cm" svg:y2="7.35cm">
            <text:p/>
          </draw:line>
        </draw:g>
        <draw:g>
          <draw:line draw:style-name="gr45" draw:text-style-name="P10" draw:layer="layout" svg:x1="9.255cm" svg:y1="7.35cm" svg:x2="7.985cm" svg:y2="9.89cm">
            <text:p/>
          </draw:line>
          <draw:line draw:style-name="gr45" draw:text-style-name="P10" draw:layer="layout" svg:x1="10.525cm" svg:y1="9.89cm" svg:x2="9.255cm" svg:y2="7.35cm">
            <text:p/>
          </draw:line>
        </draw:g>
        <draw:line draw:style-name="gr45" draw:text-style-name="P10" draw:layer="layout" svg:x1="2.905cm" svg:y1="9.89cm" svg:x2="2.27cm" svg:y2="8.62cm">
          <text:p/>
        </draw:line>
        <draw:line draw:style-name="gr45" draw:text-style-name="P10" draw:layer="layout" svg:x1="10.525cm" svg:y1="9.89cm" svg:x2="11.16cm" svg:y2="8.62cm">
          <text:p/>
        </draw:line>
        <draw:line draw:style-name="gr12" draw:text-style-name="P10" draw:layer="layout" svg:x1="5.445cm" svg:y1="9.763cm" svg:x2="5.445cm" svg:y2="10.017cm">
          <text:p/>
        </draw:line>
        <draw:line draw:style-name="gr12" draw:text-style-name="P10" draw:layer="layout" svg:x1="4.175cm" svg:y1="9.763cm" svg:x2="4.175cm" svg:y2="10.017cm">
          <text:p/>
        </draw:line>
        <draw:line draw:style-name="gr12" draw:text-style-name="P10" draw:layer="layout" svg:x1="7.985cm" svg:y1="9.763cm" svg:x2="7.985cm" svg:y2="10.017cm">
          <text:p/>
        </draw:line>
        <draw:line draw:style-name="gr12" draw:text-style-name="P10" draw:layer="layout" svg:x1="10.525cm" svg:y1="9.763cm" svg:x2="10.525cm" svg:y2="10.017cm">
          <text:p/>
        </draw:line>
        <draw:frame draw:style-name="gr46" draw:text-style-name="P19" draw:layer="layout" svg:width="0.739cm" svg:height="0.725cm" svg:x="7.652cm" svg:y="9.901cm">
          <draw:text-box>
            <text:p><text:span text:style-name="T13">1</text:span></text:p>
          </draw:text-box>
        </draw:frame>
        <draw:frame draw:style-name="gr46" draw:text-style-name="P19" draw:layer="layout" svg:width="0.739cm" svg:height="0.725cm" svg:x="10.192cm" svg:y="9.901cm">
          <draw:text-box>
            <text:p><text:span text:style-name="T13">3</text:span></text:p>
          </draw:text-box>
        </draw:frame>
        <draw:frame draw:style-name="gr47" draw:text-style-name="P19" draw:layer="layout" svg:width="0.879cm" svg:height="0.725cm" svg:x="4.937cm" svg:y="9.89cm">
          <draw:text-box>
            <text:p><text:span text:style-name="T13">-1</text:span></text:p>
          </draw:text-box>
        </draw:frame>
        <draw:frame draw:style-name="gr47" draw:text-style-name="P19" draw:layer="layout" svg:width="0.879cm" svg:height="0.725cm" svg:x="3.667cm" svg:y="9.89cm">
          <draw:text-box>
            <text:p><text:span text:style-name="T13">-2</text:span></text:p>
          </draw:text-box>
        </draw:frame>
        <draw:frame draw:style-name="gr46" draw:text-style-name="P19" draw:layer="layout" svg:width="0.739cm" svg:height="0.725cm" svg:x="6.382cm" svg:y="9.89cm">
          <draw:text-box>
            <text:p><text:span text:style-name="T13">0</text:span></text:p>
          </draw:text-box>
        </draw:frame>
        <draw:line draw:style-name="gr12" draw:text-style-name="P10" draw:layer="layout" svg:x1="2.905cm" svg:y1="9.763cm" svg:x2="2.905cm" svg:y2="10.017cm">
          <text:p/>
        </draw:line>
        <draw:frame draw:style-name="gr47" draw:text-style-name="P19" draw:layer="layout" svg:width="0.879cm" svg:height="0.725cm" svg:x="2.397cm" svg:y="9.901cm">
          <draw:text-box>
            <text:p><text:span text:style-name="T13">-3</text:span></text:p>
          </draw:text-box>
        </draw:frame>
        <draw:line draw:style-name="gr12" draw:text-style-name="P10" draw:layer="layout" svg:x1="9.255cm" svg:y1="9.763cm" svg:x2="9.255cm" svg:y2="10.017cm">
          <text:p/>
        </draw:line>
        <draw:frame draw:style-name="gr46" draw:text-style-name="P19" draw:layer="layout" svg:width="0.739cm" svg:height="0.725cm" svg:x="8.922cm" svg:y="9.901cm">
          <draw:text-box>
            <text:p><text:span text:style-name="T13">2</text:span></text:p>
          </draw:text-box>
        </draw:frame>
        <draw:line draw:style-name="gr15" draw:text-style-name="P10" draw:layer="layout" svg:x1="14.97cm" svg:y1="7.35cm" svg:x2="23.86cm" svg:y2="7.35cm">
          <text:p/>
        </draw:line>
        <draw:line draw:style-name="gr43" draw:text-style-name="P10" draw:layer="layout" svg:x1="19.415cm" svg:y1="7.35cm" svg:x2="19.415cm" svg:y2="3.54cm">
          <text:p/>
        </draw:line>
        <draw:g>
          <draw:line draw:style-name="gr48" draw:text-style-name="P10" draw:layer="layout" svg:x1="19.415cm" svg:y1="4.81cm" svg:x2="16.875cm" svg:y2="7.35cm">
            <text:p/>
          </draw:line>
          <draw:line draw:style-name="gr48" draw:text-style-name="P10" draw:layer="layout" svg:x1="21.955cm" svg:y1="7.35cm" svg:x2="19.415cm" svg:y2="4.81cm">
            <text:p/>
          </draw:line>
        </draw:g>
        <draw:g>
          <draw:line draw:style-name="gr45" draw:text-style-name="P10" draw:layer="layout" svg:x1="16.875cm" svg:y1="4.81cm" svg:x2="14.97cm" svg:y2="6.715cm">
            <text:p/>
          </draw:line>
          <draw:line draw:style-name="gr45" draw:text-style-name="P10" draw:layer="layout" svg:x1="19.415cm" svg:y1="7.35cm" svg:x2="16.875cm" svg:y2="4.81cm">
            <text:p/>
          </draw:line>
        </draw:g>
        <draw:g>
          <draw:line draw:style-name="gr45" draw:text-style-name="P10" draw:layer="layout" svg:x1="21.955cm" svg:y1="4.81cm" svg:x2="19.415cm" svg:y2="7.35cm">
            <text:p/>
          </draw:line>
          <draw:line draw:style-name="gr45" draw:text-style-name="P10" draw:layer="layout" svg:x1="23.86cm" svg:y1="6.715cm" svg:x2="21.955cm" svg:y2="4.81cm">
            <text:p/>
          </draw:line>
        </draw:g>
        <draw:line draw:style-name="gr12" draw:text-style-name="P10" draw:layer="layout" svg:x1="18.145cm" svg:y1="7.223cm" svg:x2="18.145cm" svg:y2="7.477cm">
          <text:p/>
        </draw:line>
        <draw:line draw:style-name="gr12" draw:text-style-name="P10" draw:layer="layout" svg:x1="16.875cm" svg:y1="7.223cm" svg:x2="16.875cm" svg:y2="7.477cm">
          <text:p/>
        </draw:line>
        <draw:line draw:style-name="gr12" draw:text-style-name="P10" draw:layer="layout" svg:x1="20.685cm" svg:y1="7.223cm" svg:x2="20.685cm" svg:y2="7.477cm">
          <text:p/>
        </draw:line>
        <draw:line draw:style-name="gr12" draw:text-style-name="P10" draw:layer="layout" svg:x1="23.225cm" svg:y1="7.223cm" svg:x2="23.225cm" svg:y2="7.477cm">
          <text:p/>
        </draw:line>
        <draw:frame draw:style-name="gr46" draw:text-style-name="P19" draw:layer="layout" svg:width="0.739cm" svg:height="0.725cm" svg:x="20.352cm" svg:y="7.361cm">
          <draw:text-box>
            <text:p><text:span text:style-name="T13">1</text:span></text:p>
          </draw:text-box>
        </draw:frame>
        <draw:frame draw:style-name="gr46" draw:text-style-name="P19" draw:layer="layout" svg:width="0.739cm" svg:height="0.725cm" svg:x="22.892cm" svg:y="7.361cm">
          <draw:text-box>
            <text:p><text:span text:style-name="T13">3</text:span></text:p>
          </draw:text-box>
        </draw:frame>
        <draw:frame draw:style-name="gr47" draw:text-style-name="P19" draw:layer="layout" svg:width="0.879cm" svg:height="0.725cm" svg:x="17.637cm" svg:y="7.35cm">
          <draw:text-box>
            <text:p><text:span text:style-name="T13">-1</text:span></text:p>
          </draw:text-box>
        </draw:frame>
        <draw:frame draw:style-name="gr47" draw:text-style-name="P19" draw:layer="layout" svg:width="0.879cm" svg:height="0.725cm" svg:x="16.367cm" svg:y="7.35cm">
          <draw:text-box>
            <text:p><text:span text:style-name="T13">-2</text:span></text:p>
          </draw:text-box>
        </draw:frame>
        <draw:frame draw:style-name="gr46" draw:text-style-name="P19" draw:layer="layout" svg:width="0.739cm" svg:height="0.725cm" svg:x="19.082cm" svg:y="7.35cm">
          <draw:text-box>
            <text:p><text:span text:style-name="T13">0</text:span></text:p>
          </draw:text-box>
        </draw:frame>
        <draw:line draw:style-name="gr12" draw:text-style-name="P10" draw:layer="layout" svg:x1="15.605cm" svg:y1="7.223cm" svg:x2="15.605cm" svg:y2="7.477cm">
          <text:p/>
        </draw:line>
        <draw:frame draw:style-name="gr47" draw:text-style-name="P19" draw:layer="layout" svg:width="0.879cm" svg:height="0.725cm" svg:x="15.097cm" svg:y="7.361cm">
          <draw:text-box>
            <text:p><text:span text:style-name="T13">-3</text:span></text:p>
          </draw:text-box>
        </draw:frame>
        <draw:line draw:style-name="gr12" draw:text-style-name="P10" draw:layer="layout" svg:x1="21.955cm" svg:y1="7.223cm" svg:x2="21.955cm" svg:y2="7.477cm">
          <text:p/>
        </draw:line>
        <draw:frame draw:style-name="gr46" draw:text-style-name="P19" draw:layer="layout" svg:width="0.739cm" svg:height="0.725cm" svg:x="21.622cm" svg:y="7.361cm">
          <draw:text-box>
            <text:p><text:span text:style-name="T13">2</text:span></text:p>
          </draw:text-box>
        </draw:frame>
        <draw:line draw:style-name="gr15" draw:text-style-name="P10" draw:layer="layout" svg:x1="14.97cm" svg:y1="13.7cm" svg:x2="23.86cm" svg:y2="13.7cm">
          <text:p/>
        </draw:line>
        <draw:line draw:style-name="gr43" draw:text-style-name="P10" draw:layer="layout" svg:x1="19.415cm" svg:y1="13.7cm" svg:x2="19.415cm" svg:y2="9.89cm">
          <text:p/>
        </draw:line>
        <draw:g>
          <draw:line draw:style-name="gr48" draw:text-style-name="P10" draw:layer="layout" svg:x1="19.415cm" svg:y1="11.16cm" svg:x2="18.78cm" svg:y2="13.7cm">
            <text:p/>
          </draw:line>
          <draw:line draw:style-name="gr48" draw:text-style-name="P10" draw:layer="layout" svg:x1="20.05cm" svg:y1="13.7cm" svg:x2="19.415cm" svg:y2="11.16cm">
            <text:p/>
          </draw:line>
        </draw:g>
        <draw:g>
          <draw:line draw:style-name="gr45" draw:text-style-name="P10" draw:layer="layout" svg:x1="18.145cm" svg:y1="11.16cm" svg:x2="17.51cm" svg:y2="13.7cm">
            <text:p/>
          </draw:line>
          <draw:line draw:style-name="gr45" draw:text-style-name="P10" draw:layer="layout" svg:x1="18.78cm" svg:y1="13.7cm" svg:x2="18.145cm" svg:y2="11.16cm">
            <text:p/>
          </draw:line>
        </draw:g>
        <draw:line draw:style-name="gr12" draw:text-style-name="P10" draw:layer="layout" svg:x1="18.145cm" svg:y1="13.573cm" svg:x2="18.145cm" svg:y2="13.827cm">
          <text:p/>
        </draw:line>
        <draw:line draw:style-name="gr12" draw:text-style-name="P10" draw:layer="layout" svg:x1="16.875cm" svg:y1="13.573cm" svg:x2="16.875cm" svg:y2="13.827cm">
          <text:p/>
        </draw:line>
        <draw:line draw:style-name="gr12" draw:text-style-name="P10" draw:layer="layout" svg:x1="20.685cm" svg:y1="13.573cm" svg:x2="20.685cm" svg:y2="13.827cm">
          <text:p/>
        </draw:line>
        <draw:line draw:style-name="gr12" draw:text-style-name="P10" draw:layer="layout" svg:x1="23.225cm" svg:y1="13.573cm" svg:x2="23.225cm" svg:y2="13.827cm">
          <text:p/>
        </draw:line>
        <draw:frame draw:style-name="gr46" draw:text-style-name="P19" draw:layer="layout" svg:width="0.739cm" svg:height="0.725cm" svg:x="20.352cm" svg:y="13.711cm">
          <draw:text-box>
            <text:p><text:span text:style-name="T13">1</text:span></text:p>
          </draw:text-box>
        </draw:frame>
        <draw:frame draw:style-name="gr46" draw:text-style-name="P19" draw:layer="layout" svg:width="0.739cm" svg:height="0.725cm" svg:x="22.892cm" svg:y="13.711cm">
          <draw:text-box>
            <text:p><text:span text:style-name="T13">3</text:span></text:p>
          </draw:text-box>
        </draw:frame>
        <draw:frame draw:style-name="gr47" draw:text-style-name="P19" draw:layer="layout" svg:width="0.879cm" svg:height="0.725cm" svg:x="17.637cm" svg:y="13.7cm">
          <draw:text-box>
            <text:p><text:span text:style-name="T13">-1</text:span></text:p>
          </draw:text-box>
        </draw:frame>
        <draw:frame draw:style-name="gr47" draw:text-style-name="P19" draw:layer="layout" svg:width="0.879cm" svg:height="0.725cm" svg:x="16.367cm" svg:y="13.7cm">
          <draw:text-box>
            <text:p><text:span text:style-name="T13">-2</text:span></text:p>
          </draw:text-box>
        </draw:frame>
        <draw:frame draw:style-name="gr46" draw:text-style-name="P19" draw:layer="layout" svg:width="0.739cm" svg:height="0.725cm" svg:x="19.082cm" svg:y="13.7cm">
          <draw:text-box>
            <text:p><text:span text:style-name="T13">0</text:span></text:p>
          </draw:text-box>
        </draw:frame>
        <draw:line draw:style-name="gr12" draw:text-style-name="P10" draw:layer="layout" svg:x1="15.605cm" svg:y1="13.573cm" svg:x2="15.605cm" svg:y2="13.827cm">
          <text:p/>
        </draw:line>
        <draw:frame draw:style-name="gr47" draw:text-style-name="P19" draw:layer="layout" svg:width="0.879cm" svg:height="0.725cm" svg:x="15.097cm" svg:y="13.711cm">
          <draw:text-box>
            <text:p><text:span text:style-name="T13">-3</text:span></text:p>
          </draw:text-box>
        </draw:frame>
        <draw:line draw:style-name="gr12" draw:text-style-name="P10" draw:layer="layout" svg:x1="21.955cm" svg:y1="13.573cm" svg:x2="21.955cm" svg:y2="13.827cm">
          <text:p/>
        </draw:line>
        <draw:frame draw:style-name="gr46" draw:text-style-name="P19" draw:layer="layout" svg:width="0.739cm" svg:height="0.725cm" svg:x="21.622cm" svg:y="13.711cm">
          <draw:text-box>
            <text:p><text:span text:style-name="T13">2</text:span></text:p>
          </draw:text-box>
        </draw:frame>
        <draw:g>
          <draw:line draw:style-name="gr45" draw:text-style-name="P10" draw:layer="layout" svg:x1="23.86cm" svg:y1="5.445cm" svg:x2="21.955cm" svg:y2="7.35cm">
            <text:p/>
          </draw:line>
        </draw:g>
        <draw:g>
          <draw:line draw:style-name="gr45" draw:text-style-name="P10" draw:layer="layout" svg:x1="16.875cm" svg:y1="7.35cm" svg:x2="14.97cm" svg:y2="5.445cm">
            <text:p/>
          </draw:line>
        </draw:g>
        <draw:g>
          <draw:line draw:style-name="gr45" draw:text-style-name="P10" draw:layer="layout" svg:x1="16.875cm" svg:y1="11.16cm" svg:x2="16.24cm" svg:y2="13.7cm">
            <text:p/>
          </draw:line>
          <draw:line draw:style-name="gr45" draw:text-style-name="P10" draw:layer="layout" svg:x1="17.51cm" svg:y1="13.7cm" svg:x2="16.875cm" svg:y2="11.16cm">
            <text:p/>
          </draw:line>
        </draw:g>
        <draw:g>
          <draw:line draw:style-name="gr45" draw:text-style-name="P10" draw:layer="layout" svg:x1="15.605cm" svg:y1="11.16cm" svg:x2="14.97cm" svg:y2="13.7cm">
            <text:p/>
          </draw:line>
          <draw:line draw:style-name="gr45" draw:text-style-name="P10" draw:layer="layout" svg:x1="16.24cm" svg:y1="13.7cm" svg:x2="15.605cm" svg:y2="11.16cm">
            <text:p/>
          </draw:line>
        </draw:g>
        <draw:g>
          <draw:line draw:style-name="gr45" draw:text-style-name="P10" draw:layer="layout" svg:x1="20.685cm" svg:y1="11.16cm" svg:x2="20.05cm" svg:y2="13.7cm">
            <text:p/>
          </draw:line>
          <draw:line draw:style-name="gr45" draw:text-style-name="P10" draw:layer="layout" svg:x1="21.32cm" svg:y1="13.7cm" svg:x2="20.685cm" svg:y2="11.16cm">
            <text:p/>
          </draw:line>
        </draw:g>
        <draw:g>
          <draw:line draw:style-name="gr45" draw:text-style-name="P10" draw:layer="layout" svg:x1="21.955cm" svg:y1="11.16cm" svg:x2="21.32cm" svg:y2="13.7cm">
            <text:p/>
          </draw:line>
          <draw:line draw:style-name="gr45" draw:text-style-name="P10" draw:layer="layout" svg:x1="22.59cm" svg:y1="13.7cm" svg:x2="21.955cm" svg:y2="11.16cm">
            <text:p/>
          </draw:line>
        </draw:g>
        <draw:g>
          <draw:line draw:style-name="gr45" draw:text-style-name="P10" draw:layer="layout" svg:x1="23.225cm" svg:y1="11.16cm" svg:x2="22.59cm" svg:y2="13.7cm">
            <text:p/>
          </draw:line>
          <draw:line draw:style-name="gr45" draw:text-style-name="P10" draw:layer="layout" svg:x1="23.86cm" svg:y1="13.7cm" svg:x2="23.225cm" svg:y2="11.16cm">
            <text:p/>
          </draw:line>
        </draw:g>
      </draw:page>
      <draw:page draw:name="page6" draw:style-name="dp1" draw:master-page-name="Default">
        <draw:line draw:style-name="gr15" draw:text-style-name="P10" draw:layer="layout" svg:x1="2.27cm" svg:y1="6.087cm" svg:x2="8.62cm" svg:y2="6.08cm">
          <text:p/>
        </draw:line>
        <draw:line draw:style-name="gr43" draw:text-style-name="P10" draw:layer="layout" svg:x1="2.27cm" svg:y1="6.08cm" svg:x2="2.27cm" svg:y2="2.27cm">
          <text:p/>
        </draw:line>
        <draw:line draw:style-name="gr45" draw:text-style-name="P10" draw:layer="layout" svg:x1="5.445cm" svg:y1="6.08cm" svg:x2="6.842cm" svg:y2="3.54cm">
          <text:p/>
        </draw:line>
        <draw:line draw:style-name="gr12" draw:text-style-name="P10" draw:layer="layout" svg:x1="6.08cm" svg:y1="5.953cm" svg:x2="6.08cm" svg:y2="6.207cm">
          <text:p/>
        </draw:line>
        <draw:frame draw:style-name="gr49" draw:text-style-name="P19" draw:layer="layout" svg:width="1.638cm" svg:height="0.725cm" svg:x="5.429cm" svg:y="6.24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0" draw:text-style-name="P10" draw:layer="layout" svg:x1="5.445cm" svg:y1="3.54cm" svg:x2="2.27cm" svg:y2="3.54cm">
          <text:p/>
        </draw:line>
        <draw:line draw:style-name="gr50" draw:text-style-name="P10" draw:layer="layout" svg:x1="6.842cm" svg:y1="6.08cm" svg:x2="5.445cm" svg:y2="3.54cm">
          <text:p/>
        </draw:line>
        <draw:line draw:style-name="gr45" draw:text-style-name="P10" draw:layer="layout" svg:x1="6.842cm" svg:y1="3.54cm" svg:x2="7.985cm" svg:y2="3.54cm">
          <text:p/>
        </draw:line>
        <draw:frame draw:style-name="gr51" draw:text-style-name="P19" draw:layer="layout" svg:width="1.399cm" svg:height="0.725cm" svg:x="1.635cm" svg:y="1.508cm">
          <draw:text-box>
            <text:p><text:span text:style-name="T13">Gain</text:span></text:p>
          </draw:text-box>
        </draw:frame>
        <draw:frame draw:style-name="gr46" draw:text-style-name="P19" draw:layer="layout" svg:width="0.739cm" svg:height="0.725cm" svg:x="1.889cm" svg:y="6.18cm">
          <draw:text-box>
            <text:p><text:span text:style-name="T13">0</text:span></text:p>
          </draw:text-box>
        </draw:frame>
        <draw:line draw:style-name="gr52" draw:text-style-name="P10" draw:layer="layout" svg:x1="5.445cm" svg:y1="3.54cm" svg:x2="5.445cm" svg:y2="6.207cm">
          <text:p/>
        </draw:line>
        <draw:frame draw:style-name="gr53" draw:text-style-name="P22" draw:layer="layout" svg:width="1.56cm" svg:height="0.878cm" svg:x="3.25cm" svg:y="6.588cm">
          <draw:text-box>
            <text:p>20kHz</text:p>
          </draw:text-box>
        </draw:frame>
        <draw:line draw:style-name="gr15" draw:text-style-name="P4" draw:layer="layout" svg:x1="4.556cm" svg:y1="6.715cm" svg:x2="5.445cm" svg:y2="6.207cm">
          <text:p/>
        </draw:line>
        <draw:line draw:style-name="gr15" draw:text-style-name="P10" draw:layer="layout" svg:x1="9.89cm" svg:y1="6.087cm" svg:x2="16.24cm" svg:y2="6.08cm">
          <text:p/>
        </draw:line>
        <draw:line draw:style-name="gr43" draw:text-style-name="P10" draw:layer="layout" svg:x1="9.89cm" svg:y1="6.08cm" svg:x2="9.89cm" svg:y2="2.27cm">
          <text:p/>
        </draw:line>
        <draw:line draw:style-name="gr45" draw:text-style-name="P10" draw:layer="layout" svg:x1="13.7cm" svg:y1="6.08cm" svg:x2="15.097cm" svg:y2="3.54cm">
          <text:p/>
        </draw:line>
        <draw:line draw:style-name="gr12" draw:text-style-name="P10" draw:layer="layout" svg:x1="13.7cm" svg:y1="5.953cm" svg:x2="13.7cm" svg:y2="6.207cm">
          <text:p/>
        </draw:line>
        <draw:frame draw:style-name="gr49" draw:text-style-name="P19" draw:layer="layout" svg:width="1.638cm" svg:height="0.725cm" svg:x="13.049cm" svg:y="6.24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0" draw:text-style-name="P10" draw:layer="layout" svg:x1="12.303cm" svg:y1="3.54cm" svg:x2="9.89cm" svg:y2="3.54cm">
          <text:p/>
        </draw:line>
        <draw:line draw:style-name="gr50" draw:text-style-name="P10" draw:layer="layout" svg:x1="13.7cm" svg:y1="6.08cm" svg:x2="12.303cm" svg:y2="3.54cm">
          <text:p/>
        </draw:line>
        <draw:line draw:style-name="gr45" draw:text-style-name="P10" draw:layer="layout" svg:x1="15.097cm" svg:y1="3.54cm" svg:x2="15.605cm" svg:y2="3.54cm">
          <text:p/>
        </draw:line>
        <draw:frame draw:style-name="gr51" draw:text-style-name="P19" draw:layer="layout" svg:width="1.399cm" svg:height="0.725cm" svg:x="9.255cm" svg:y="1.508cm">
          <draw:text-box>
            <text:p><text:span text:style-name="T13">Gain</text:span></text:p>
          </draw:text-box>
        </draw:frame>
        <draw:frame draw:style-name="gr46" draw:text-style-name="P19" draw:layer="layout" svg:width="0.739cm" svg:height="0.725cm" svg:x="9.509cm" svg:y="6.18cm">
          <draw:text-box>
            <text:p><text:span text:style-name="T13">0</text:span></text:p>
          </draw:text-box>
        </draw:frame>
        <draw:line draw:style-name="gr52" draw:text-style-name="P10" draw:layer="layout" svg:x1="13.065cm" svg:y1="3.54cm" svg:x2="13.065cm" svg:y2="6.207cm">
          <text:p/>
        </draw:line>
        <draw:frame draw:style-name="gr53" draw:text-style-name="P22" draw:layer="layout" svg:width="1.56cm" svg:height="0.878cm" svg:x="10.87cm" svg:y="6.588cm">
          <draw:text-box>
            <text:p>20kHz</text:p>
          </draw:text-box>
        </draw:frame>
        <draw:line draw:style-name="gr15" draw:text-style-name="P4" draw:layer="layout" svg:x1="12.176cm" svg:y1="6.715cm" svg:x2="13.065cm" svg:y2="6.207cm">
          <text:p/>
        </draw:line>
        <draw:frame draw:style-name="gr54" draw:text-style-name="P22" draw:layer="layout" svg:width="3.042cm" svg:height="0.878cm" svg:x="2.784cm" svg:y="7.615cm">
          <draw:text-box>
            <text:p>Overwrapping</text:p>
          </draw:text-box>
        </draw:frame>
        <draw:frame draw:style-name="gr55" draw:text-style-name="P22" draw:layer="layout" svg:width="3.889cm" svg:height="0.878cm" svg:x="10.525cm" svg:y="7.604cm">
          <draw:text-box>
            <text:p>Non-overwrapping</text:p>
          </draw:text-box>
        </draw:frame>
        <draw:line draw:style-name="gr15" draw:text-style-name="P10" draw:layer="layout" svg:x1="2.27cm" svg:y1="16.247cm" svg:x2="8.62cm" svg:y2="16.24cm">
          <text:p/>
        </draw:line>
        <draw:line draw:style-name="gr43" draw:text-style-name="P10" draw:layer="layout" svg:x1="2.27cm" svg:y1="16.24cm" svg:x2="2.27cm" svg:y2="12.43cm">
          <text:p/>
        </draw:line>
        <draw:line draw:style-name="gr45" draw:text-style-name="P10" draw:layer="layout" svg:x1="3.54cm" svg:y1="16.24cm" svg:x2="7.477cm" svg:y2="13.7cm">
          <text:p/>
        </draw:line>
        <draw:line draw:style-name="gr12" draw:text-style-name="P10" draw:layer="layout" svg:x1="6.08cm" svg:y1="16.113cm" svg:x2="6.08cm" svg:y2="16.367cm">
          <text:p/>
        </draw:line>
        <draw:frame draw:style-name="gr49" draw:text-style-name="P19" draw:layer="layout" svg:width="1.638cm" svg:height="0.725cm" svg:x="5.429cm" svg:y="16.40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0" draw:text-style-name="P10" draw:layer="layout" svg:x1="4.683cm" svg:y1="13.7cm" svg:x2="2.27cm" svg:y2="13.7cm">
          <text:p/>
        </draw:line>
        <draw:line draw:style-name="gr50" draw:text-style-name="P10" draw:layer="layout" svg:x1="8.62cm" svg:y1="16.24cm" svg:x2="4.683cm" svg:y2="13.7cm">
          <text:p/>
        </draw:line>
        <draw:line draw:style-name="gr45" draw:text-style-name="P10" draw:layer="layout" svg:x1="7.477cm" svg:y1="13.7cm" svg:x2="8.62cm" svg:y2="13.7cm">
          <text:p/>
        </draw:line>
        <draw:frame draw:style-name="gr51" draw:text-style-name="P19" draw:layer="layout" svg:width="1.399cm" svg:height="0.725cm" svg:x="1.635cm" svg:y="11.668cm">
          <draw:text-box>
            <text:p><text:span text:style-name="T13">Gain</text:span></text:p>
          </draw:text-box>
        </draw:frame>
        <draw:frame draw:style-name="gr46" draw:text-style-name="P19" draw:layer="layout" svg:width="0.739cm" svg:height="0.725cm" svg:x="1.889cm" svg:y="16.34cm">
          <draw:text-box>
            <text:p><text:span text:style-name="T13">0</text:span></text:p>
          </draw:text-box>
        </draw:frame>
        <draw:frame draw:style-name="gr56" draw:text-style-name="P22" draw:layer="layout" svg:width="2.407cm" svg:height="0.878cm" svg:x="4.011cm" svg:y="17.175cm">
          <draw:text-box>
            <text:p>Monotonic</text:p>
          </draw:text-box>
        </draw:frame>
        <draw:line draw:style-name="gr15" draw:text-style-name="P10" draw:layer="layout" svg:x1="9.89cm" svg:y1="16.247cm" svg:x2="16.24cm" svg:y2="16.24cm">
          <text:p/>
        </draw:line>
        <draw:line draw:style-name="gr43" draw:text-style-name="P10" draw:layer="layout" svg:x1="9.89cm" svg:y1="16.24cm" svg:x2="9.89cm" svg:y2="12.43cm">
          <text:p/>
        </draw:line>
        <draw:line draw:style-name="gr45" draw:text-style-name="P10" draw:layer="layout" svg:x1="13.065cm" svg:y1="15.732cm" svg:x2="14.335cm" svg:y2="13.7cm">
          <text:p/>
        </draw:line>
        <draw:line draw:style-name="gr12" draw:text-style-name="P10" draw:layer="layout" svg:x1="13.7cm" svg:y1="16.113cm" svg:x2="13.7cm" svg:y2="16.367cm">
          <text:p/>
        </draw:line>
        <draw:frame draw:style-name="gr49" draw:text-style-name="P19" draw:layer="layout" svg:width="1.638cm" svg:height="0.725cm" svg:x="13.049cm" svg:y="16.40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0" draw:text-style-name="P10" draw:layer="layout" svg:x1="13.065cm" svg:y1="13.7cm" svg:x2="9.89cm" svg:y2="13.7cm">
          <text:p/>
        </draw:line>
        <draw:line draw:style-name="gr50" draw:text-style-name="P10" draw:layer="layout" svg:x1="14.335cm" svg:y1="15.732cm" svg:x2="13.065cm" svg:y2="13.7cm">
          <text:p/>
        </draw:line>
        <draw:line draw:style-name="gr45" draw:text-style-name="P10" draw:layer="layout" svg:x1="14.335cm" svg:y1="13.7cm" svg:x2="15.605cm" svg:y2="13.7cm">
          <text:p/>
        </draw:line>
        <draw:frame draw:style-name="gr51" draw:text-style-name="P19" draw:layer="layout" svg:width="1.399cm" svg:height="0.725cm" svg:x="9.255cm" svg:y="11.668cm">
          <draw:text-box>
            <text:p><text:span text:style-name="T13">Gain</text:span></text:p>
          </draw:text-box>
        </draw:frame>
        <draw:frame draw:style-name="gr46" draw:text-style-name="P19" draw:layer="layout" svg:width="0.739cm" svg:height="0.725cm" svg:x="9.509cm" svg:y="16.34cm">
          <draw:text-box>
            <text:p><text:span text:style-name="T13">0</text:span></text:p>
          </draw:text-box>
        </draw:frame>
        <draw:frame draw:style-name="gr57" draw:text-style-name="P22" draw:layer="layout" svg:width="2.619cm" svg:height="0.878cm" svg:x="11.531cm" svg:y="17.175cm">
          <draw:text-box>
            <text:p>Equiripple</text:p>
          </draw:text-box>
        </draw:frame>
        <draw:line draw:style-name="gr45" draw:text-style-name="P10" draw:layer="layout" svg:x1="9.89cm" svg:y1="15.732cm" svg:x2="13.065cm" svg:y2="15.732cm">
          <text:p/>
        </draw:line>
        <draw:line draw:style-name="gr50" draw:text-style-name="P10" draw:layer="layout" svg:x1="15.605cm" svg:y1="15.732cm" svg:x2="14.335cm" svg:y2="15.732cm">
          <text:p/>
        </draw:line>
      </draw:page>
      <draw:page draw:name="page7" draw:style-name="dp1" draw:master-page-name="Default">
        <draw:line draw:style-name="gr58" draw:text-style-name="P4" draw:layer="layout" svg:x1="4.81cm" svg:y1="16.24cm" svg:x2="4.81cm" svg:y2="13.7cm">
          <text:p/>
        </draw:line>
        <draw:line draw:style-name="gr58" draw:text-style-name="P4" draw:layer="layout" svg:x1="2.27cm" svg:y1="13.7cm" svg:x2="4.81cm" svg:y2="13.7cm">
          <text:p/>
        </draw:line>
        <draw:custom-shape draw:style-name="gr59" draw:text-style-name="P1" draw:layer="layout" svg:width="3.81cm" svg:height="1.27cm" svg:x="4.81cm" svg:y="3.54cm">
          <text:p text:style-name="P1">Butterwor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4.318cm" svg:height="1.27cm" svg:x="15.224cm" svg:y="3.54cm">
          <text:p text:style-name="P1">Half-band Elliptic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4.318cm" svg:height="1.27cm" svg:x="9.763cm" svg:y="3.54cm">
          <text:p text:style-name="P1">M/2-fold Decim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draw:layer="layout" svg:width="3.81cm" svg:height="1.27cm" svg:x="20.685cm" svg:y="3.54cm">
          <text:p text:style-name="P1">2-fold Decim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4" draw:layer="layout" svg:x1="3.667cm" svg:y1="4.175cm" svg:x2="4.81cm" svg:y2="4.175cm">
          <text:p/>
        </draw:line>
        <draw:line draw:style-name="gr61" draw:text-style-name="P4" draw:layer="layout" svg:x1="8.62cm" svg:y1="4.175cm" svg:x2="9.763cm" svg:y2="4.175cm">
          <text:p/>
        </draw:line>
        <draw:line draw:style-name="gr61" draw:text-style-name="P4" draw:layer="layout" svg:x1="14.081cm" svg:y1="4.175cm" svg:x2="15.224cm" svg:y2="4.175cm">
          <text:p/>
        </draw:line>
        <draw:line draw:style-name="gr61" draw:text-style-name="P4" draw:layer="layout" svg:x1="19.542cm" svg:y1="4.175cm" svg:x2="20.685cm" svg:y2="4.175cm">
          <text:p/>
        </draw:line>
        <draw:line draw:style-name="gr61" draw:text-style-name="P4" draw:layer="layout" svg:x1="24.495cm" svg:y1="4.175cm" svg:x2="25.638cm" svg:y2="4.175cm">
          <text:p/>
        </draw:line>
        <draw:frame draw:style-name="gr62" draw:text-style-name="P23" draw:layer="layout" svg:width="1.56cm" svg:height="0.878cm" svg:x="2.107cm" svg:y="3.705cm">
          <draw:text-box>
            <text:p>Input</text:p>
          </draw:text-box>
        </draw:frame>
        <draw:frame draw:style-name="gr62" draw:text-style-name="P23" draw:layer="layout" svg:width="1.772cm" svg:height="0.878cm" svg:x="25.517cm" svg:y="3.705cm">
          <draw:text-box>
            <text:p>Output</text:p>
          </draw:text-box>
        </draw:frame>
        <draw:line draw:style-name="gr63" draw:text-style-name="P10" draw:layer="layout" svg:x1="2.277cm" svg:y1="16.248cm" svg:x2="13.573cm" svg:y2="16.24cm">
          <text:p/>
        </draw:line>
        <draw:line draw:style-name="gr43" draw:text-style-name="P10" draw:layer="layout" svg:x1="2.277cm" svg:y1="16.241cm" svg:x2="2.277cm" svg:y2="12.431cm">
          <text:p/>
        </draw:line>
        <draw:line draw:style-name="gr12" draw:text-style-name="P10" draw:layer="layout" svg:x1="4.81cm" svg:y1="16.113cm" svg:x2="4.81cm" svg:y2="16.367cm">
          <text:p/>
        </draw:line>
        <draw:frame draw:style-name="gr64" draw:text-style-name="P25" draw:layer="layout" svg:width="5.584cm" svg:height="1.683cm" svg:x="9.005cm" svg:y="13.541cm">
          <draw:text-box>
            <text:p text:style-name="P24"><text:span text:style-name="T13">f</text:span><text:span text:style-name="T14">s</text:span><text:span text:style-name="T13">: Input Sampling Rate</text:span></text:p>
            <text:p text:style-name="P24"><text:span text:style-name="T13">f</text:span><text:span text:style-name="T14">1</text:span><text:span text:style-name="T13">: Stage 1 Nyquist</text:span></text:p>
            <text:p text:style-name="P24"><text:span text:style-name="T13">f</text:span><text:span text:style-name="T14">2</text:span><text:span text:style-name="T13">: Stage 2 Nyquist (Target)</text:span></text:p>
          </draw:text-box>
        </draw:frame>
        <draw:line draw:style-name="gr50" draw:text-style-name="P10" draw:layer="layout" svg:x1="4.81cm" svg:y1="13.7cm" svg:x2="2.277cm" svg:y2="13.701cm">
          <text:p/>
        </draw:line>
        <draw:line draw:style-name="gr50" draw:text-style-name="P10" draw:layer="layout" svg:x1="9.89cm" svg:y1="16.24cm" svg:x2="4.81cm" svg:y2="13.7cm">
          <text:p/>
        </draw:line>
        <draw:frame draw:style-name="gr51" draw:text-style-name="P19" draw:layer="layout" svg:width="2.276cm" svg:height="0.725cm" svg:x="1.137cm" svg:y="11.705cm">
          <draw:text-box>
            <text:p><text:span text:style-name="T13">Gain [dB]</text:span></text:p>
          </draw:text-box>
        </draw:frame>
        <draw:frame draw:style-name="gr46" draw:text-style-name="P19" draw:layer="layout" svg:width="0.739cm" svg:height="0.725cm" svg:x="1.896cm" svg:y="16.341cm">
          <draw:text-box>
            <text:p><text:span text:style-name="T13">0</text:span></text:p>
          </draw:text-box>
        </draw:frame>
        <draw:frame draw:style-name="gr51" draw:text-style-name="P19" draw:layer="layout" svg:width="2.509cm" svg:height="0.725cm" svg:x="13.698cm" svg:y="15.859cm">
          <draw:text-box>
            <text:p><text:span text:style-name="T13">Frequency</text:span></text:p>
          </draw:text-box>
        </draw:frame>
        <draw:line draw:style-name="gr12" draw:text-style-name="P10" draw:layer="layout" svg:x1="7.35cm" svg:y1="16.113cm" svg:x2="7.35cm" svg:y2="16.367cm">
          <text:p/>
        </draw:line>
        <draw:line draw:style-name="gr12" draw:text-style-name="P10" draw:layer="layout" svg:x1="12.43cm" svg:y1="16.113cm" svg:x2="12.43cm" svg:y2="16.367cm">
          <text:p/>
        </draw:line>
        <draw:frame draw:style-name="gr62" draw:text-style-name="P26" draw:layer="layout" svg:width="0.837cm" svg:height="0.878cm" svg:x="4.429cm" svg:y="16.278cm">
          <draw:text-box>
            <text:p text:style-name="P1">f<text:span text:style-name="T17">2</text:span></text:p>
          </draw:text-box>
        </draw:frame>
        <draw:frame draw:style-name="gr62" draw:text-style-name="P26" draw:layer="layout" svg:width="0.837cm" svg:height="0.878cm" svg:x="6.969cm" svg:y="16.278cm">
          <draw:text-box>
            <text:p text:style-name="P1">f<text:span text:style-name="T17">1</text:span></text:p>
          </draw:text-box>
        </draw:frame>
        <draw:frame draw:style-name="gr62" draw:text-style-name="P26" draw:layer="layout" svg:width="1.26cm" svg:height="0.878cm" svg:x="11.795cm" svg:y="16.251cm">
          <draw:text-box>
            <text:p text:style-name="P1">f<text:span text:style-name="T17">s</text:span><text:span text:style-name="T18">/2</text:span></text:p>
          </draw:text-box>
        </draw:frame>
        <draw:frame draw:style-name="gr46" draw:text-style-name="P19" draw:layer="layout" svg:width="0.739cm" svg:height="0.725cm" svg:x="1.508cm" svg:y="13.319cm">
          <draw:text-box>
            <text:p><text:span text:style-name="T13">0</text:span></text:p>
          </draw:text-box>
        </draw:frame>
        <draw:frame draw:style-name="gr46" draw:text-style-name="P19" draw:layer="layout" svg:width="1.353cm" svg:height="0.725cm" svg:x="0.917cm" svg:y="15.859cm">
          <draw:text-box>
            <text:p><text:span text:style-name="T13">-140</text:span></text:p>
          </draw:text-box>
        </draw:frame>
        <draw:polygon draw:style-name="gr65" draw:text-style-name="P27" draw:layer="layout" svg:width="2.539cm" svg:height="1.269cm" svg:x="4.81cm" svg:y="14.97cm" svg:viewBox="0 0 2540 1270" draw:points="2540,0 0,1270 2540,1270">
          <text:p/>
        </draw:polygon>
        <draw:polygon draw:style-name="gr65" draw:text-style-name="P27" draw:layer="layout" svg:width="1.015cm" svg:height="0.507cm" svg:x="7.731cm" svg:y="11.668cm" svg:viewBox="0 0 1016 508" draw:points="1016,0 0,508 1016,508">
          <text:p/>
        </draw:polygon>
        <draw:line draw:style-name="gr50" draw:text-style-name="P10" draw:layer="layout" svg:x1="8.747cm" svg:y1="11.16cm" svg:x2="7.858cm" svg:y2="11.161cm">
          <text:p/>
        </draw:line>
        <draw:frame draw:style-name="gr62" draw:text-style-name="P26" draw:layer="layout" svg:width="3.889cm" svg:height="0.878cm" svg:x="8.747cm" svg:y="10.663cm">
          <draw:text-box>
            <text:p text:style-name="P1">Butterworth Gain</text:p>
          </draw:text-box>
        </draw:frame>
        <draw:frame draw:style-name="gr62" draw:text-style-name="P26" draw:layer="layout" svg:width="3.889cm" svg:height="0.878cm" svg:x="8.747cm" svg:y="11.541cm">
          <draw:text-box>
            <text:p text:style-name="P1">Stage 1 Aliasing</text:p>
          </draw:text-box>
        </draw:frame>
        <draw:line draw:style-name="gr58" draw:text-style-name="P4" draw:layer="layout" svg:x1="8.747cm" svg:y1="12.938cm" svg:x2="7.858cm" svg:y2="12.938cm">
          <text:p/>
        </draw:line>
        <draw:frame draw:style-name="gr62" draw:text-style-name="P26" draw:layer="layout" svg:width="3.465cm" svg:height="0.878cm" svg:x="8.747cm" svg:y="12.441cm">
          <draw:text-box>
            <text:p text:style-name="P1">Half-band Gain</text:p>
          </draw:text-box>
        </draw:frame>
        <draw:line draw:style-name="gr12" draw:text-style-name="P10" draw:layer="layout" svg:x1="9.89cm" svg:y1="16.113cm" svg:x2="9.89cm" svg:y2="16.367cm">
          <text:p/>
        </draw:line>
        <draw:frame draw:style-name="gr62" draw:text-style-name="P26" draw:layer="layout" svg:width="1.048cm" svg:height="0.878cm" svg:x="9.309cm" svg:y="16.251cm">
          <draw:text-box>
            <text:p text:style-name="P1">3f<text:span text:style-name="T17">2</text:span></text:p>
          </draw:text-box>
        </draw:frame>
        <draw:custom-shape draw:style-name="gr66" draw:text-style-name="P1" draw:layer="layout" svg:width="0.254cm" svg:height="0.127cm" draw:transform="rotate (1.5707963267949) translate (11.16cm 16.367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1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Mono CJK JP3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CJK JP Regular2" svg:font-family="'Noto Sans CJK JP Regular'" style:font-adornments="Regular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7 20 13" svg:d="M0 20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3" fo:font-family="Arial" style:font-style-name="Regular" style:font-family-generic="swiss" style:font-pitch="variable" fo:font-size="12pt" style:font-name-asian="Noto Sans CJK JP Regular" style:font-family-asian="'Noto Sans CJK JP Regular'" style:font-style-name-asian="Regular" style:font-family-generic-asian="swiss" style:font-pitch-asian="variable" style:font-size-asian="12pt" style:language-asian="ja" style:country-asian="JP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2" fo:font-family="'Noto Sans Mono CJK JP'" style:font-style-name="Regular" style:font-family-generic="swiss" style:font-pitch="variable" fo:font-size="12pt" style:font-name-asian="Noto Sans Mono CJK JP3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09:43:27.216000000</meta:creation-date>
    <meta:editing-duration>PT5H47M25S</meta:editing-duration>
    <meta:editing-cycles>158</meta:editing-cycles>
    <meta:generator>LibreOffice/7.1.2.2$Windows_X86_64 LibreOffice_project/8a45595d069ef5570103caea1b71cc9d82b2aae4</meta:generator>
    <dc:title>A4_Landscape</dc:title>
    <dc:date>2022-05-08T18:25:44.737000000</dc:date>
    <meta:document-statistic meta:object-count="421"/>
    <meta:template xlink:type="simple" xlink:actuate="onRequest" xlink:title="A4_Landscape" xlink:href="../../../../../AppData/Roaming/LibreOffice/4/user/template/A4_Landscape.otg" meta:date="2020-12-22T09:43:01.913000000"/>
  </office:meta>
</office:document-meta>
</file>